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officeooo:paragraph-rsid="0133d40b"/>
    </style:style>
    <style:style style:name="P51" style:family="paragraph" style:parent-style-name="Standard">
      <style:text-properties officeooo:paragraph-rsid="01dda460"/>
    </style:style>
    <style:style style:name="P52" style:family="paragraph" style:parent-style-name="Standard">
      <style:text-properties style:font-name="Liberation Serif1" officeooo:rsid="009f616e" officeooo:paragraph-rsid="009de1ba"/>
    </style:style>
    <style:style style:name="P53" style:family="paragraph" style:parent-style-name="Standard">
      <style:text-properties officeooo:paragraph-rsid="01bcd17a"/>
    </style:style>
    <style:style style:name="P54" style:family="paragraph" style:parent-style-name="Standard">
      <style:text-properties officeooo:paragraph-rsid="019792aa"/>
    </style:style>
    <style:style style:name="P55" style:family="paragraph" style:parent-style-name="Standard">
      <style:text-properties officeooo:paragraph-rsid="019837e1"/>
    </style:style>
    <style:style style:name="P56" style:family="paragraph" style:parent-style-name="Standard">
      <style:text-properties style:font-name="Liberation Serif1" fo:font-style="normal" officeooo:rsid="019837e1" officeooo:paragraph-rsid="019837e1" style:font-style-asian="normal" style:font-style-complex="normal"/>
    </style:style>
    <style:style style:name="P57" style:family="paragraph" style:parent-style-name="Standard">
      <style:text-properties officeooo:paragraph-rsid="019bd78a"/>
    </style:style>
    <style:style style:name="P58" style:family="paragraph" style:parent-style-name="Footnote">
      <style:text-properties officeooo:paragraph-rsid="01b9000a"/>
    </style:style>
    <style:style style:name="P59" style:family="paragraph" style:parent-style-name="Standard">
      <style:text-properties style:font-name="Bukyvede" officeooo:rsid="009a0d3b" officeooo:paragraph-rsid="00879d28"/>
    </style:style>
    <style:style style:name="P60" style:family="paragraph" style:parent-style-name="Standard">
      <style:text-properties officeooo:rsid="009a0d3b" officeooo:paragraph-rsid="01b1fce2"/>
    </style:style>
    <style:style style:name="P61" style:family="paragraph" style:parent-style-name="Standard">
      <style:text-properties fo:color="#000000" loext:opacity="100%" style:font-name="Liberation Serif1" officeooo:rsid="016debbc" officeooo:paragraph-rsid="016f96c4"/>
    </style:style>
    <style:style style:name="P62" style:family="paragraph" style:parent-style-name="Standard">
      <style:text-properties officeooo:rsid="016debbc" officeooo:paragraph-rsid="01771427"/>
    </style:style>
    <style:style style:name="P63" style:family="paragraph" style:parent-style-name="Footnote">
      <style:text-properties officeooo:rsid="017aee64" officeooo:paragraph-rsid="017f734c"/>
    </style:style>
    <style:style style:name="P64"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5" style:family="paragraph" style:parent-style-name="Standard">
      <style:text-properties fo:color="#000000" loext:opacity="100%" style:font-name="Liberation Serif1" fo:font-style="normal" style:text-underline-style="solid" style:text-underline-width="auto" style:text-underline-color="font-color" officeooo:rsid="01e6739d" officeooo:paragraph-rsid="01e6739d" style:font-style-asian="normal" style:font-style-complex="normal"/>
    </style:style>
    <style:style style:name="P66" style:family="paragraph" style:parent-style-name="Standard">
      <style:text-properties style:text-underline-style="none" officeooo:rsid="01ca3e5f" officeooo:paragraph-rsid="02092c19"/>
    </style:style>
    <style:style style:name="P67" style:family="paragraph" style:parent-style-name="Standard">
      <style:text-properties style:text-underline-style="none" officeooo:rsid="01ca3e5f" officeooo:paragraph-rsid="01f852e5"/>
    </style:style>
    <style:style style:name="P68" style:family="paragraph" style:parent-style-name="Standard">
      <style:text-properties fo:color="#c9211e" loext:opacity="100%" style:text-underline-style="solid" style:text-underline-width="auto" style:text-underline-color="font-color" officeooo:rsid="02039533" officeooo:paragraph-rsid="02039533"/>
    </style:style>
    <style:style style:name="P69" style:family="paragraph" style:parent-style-name="Text_20_body">
      <style:text-properties fo:font-variant="normal" fo:text-transform="none" fo:color="#000000" loext:opacity="100%" style:text-line-through-style="none" style:text-line-through-type="none" style:font-name="Liberation Serif" fo:font-size="12pt" fo:font-style="normal" style:text-underline-style="none" fo:font-weight="normal" officeooo:rsid="022dd9f4" officeooo:paragraph-rsid="02039533" style:text-blinking="false" fo:background-color="transparent"/>
    </style:style>
    <style:style style:name="P70" style:family="paragraph" style:parent-style-name="Text_20_body">
      <style:text-properties style:text-underline-style="solid" style:text-underline-width="auto" style:text-underline-color="font-color" officeooo:rsid="02039533" officeooo:paragraph-rsid="02039533"/>
    </style:style>
    <style:style style:name="P71" style:family="paragraph" style:parent-style-name="Standard">
      <style:text-properties style:text-underline-style="solid" style:text-underline-width="auto" style:text-underline-color="font-color" officeooo:rsid="01e6c629" officeooo:paragraph-rsid="01e6c629"/>
    </style:style>
    <style:style style:name="P72" style:family="paragraph" style:parent-style-name="Standard">
      <style:text-properties style:text-underline-style="none" officeooo:rsid="01e87741" officeooo:paragraph-rsid="01ea7145"/>
    </style:style>
    <style:style style:name="P73" style:family="paragraph" style:parent-style-name="Standard">
      <style:text-properties style:text-underline-style="none" officeooo:rsid="01eb2bbb" officeooo:paragraph-rsid="01eb2bbb"/>
    </style:style>
    <style:style style:name="P7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1ee9806" style:text-blinking="false" fo:background-color="transparent"/>
    </style:style>
    <style:style style:name="P7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76" style:family="paragraph" style:parent-style-name="Standard">
      <style:text-properties fo:font-variant="normal" fo:text-transform="none" fo:color="#ff0000" loext:opacity="100%" style:text-line-through-style="none" style:text-line-through-type="none" style:font-name="Liberation Serif" fo:font-size="12pt" fo:font-style="normal" style:text-underline-style="none" fo:font-weight="normal" officeooo:rsid="0229178f" officeooo:paragraph-rsid="0229178f" style:text-blinking="false" fo:background-color="transparent"/>
    </style:style>
    <style:style style:name="P7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7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b7e0d" style:text-blinking="false" fo:background-color="transparent"/>
    </style:style>
    <style:style style:name="P7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22c9ba3" style:text-blinking="false" fo:background-color="transparent"/>
    </style:style>
    <style:style style:name="P8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d5aa3" style:text-blinking="false" fo:background-color="transparent"/>
    </style:style>
    <style:style style:name="P81" style:family="paragraph" style:parent-style-name="Standard">
      <style:text-properties style:text-underline-style="solid" style:text-underline-width="auto" style:text-underline-color="font-color" officeooo:rsid="01e6739d" officeooo:paragraph-rsid="01e6739d"/>
    </style:style>
    <style:style style:name="P82" style:family="paragraph" style:parent-style-name="Standard">
      <style:text-properties style:text-underline-style="none" officeooo:rsid="01e3fd0f" officeooo:paragraph-rsid="01e3fd0f"/>
    </style:style>
    <style:style style:name="P83" style:family="paragraph" style:parent-style-name="Standard">
      <style:text-properties style:text-underline-style="solid" style:text-underline-width="auto" style:text-underline-color="font-color" officeooo:rsid="01634c4e" officeooo:paragraph-rsid="01634c4e"/>
    </style:style>
    <style:style style:name="P84" style:family="paragraph" style:parent-style-name="Standard">
      <style:text-properties style:text-underline-style="solid" style:text-underline-width="auto" style:text-underline-color="font-color" officeooo:rsid="01634c4e" officeooo:paragraph-rsid="01b5ab1a"/>
    </style:style>
    <style:style style:name="P85" style:family="paragraph" style:parent-style-name="Standard">
      <style:text-properties style:text-underline-style="none" officeooo:rsid="01ca3e5f" officeooo:paragraph-rsid="01d1f7a3"/>
    </style:style>
    <style:style style:name="P86" style:family="paragraph" style:parent-style-name="Standard">
      <style:text-properties style:text-underline-style="none" officeooo:rsid="00a15e37" officeooo:paragraph-rsid="009be8d5"/>
    </style:style>
    <style:style style:name="P87" style:family="paragraph" style:parent-style-name="Standard">
      <style:text-properties fo:color="#000000" loext:opacity="100%" officeooo:paragraph-rsid="01c499af"/>
    </style:style>
    <style:style style:name="P88" style:family="paragraph" style:parent-style-name="Standard">
      <style:text-properties fo:color="#ff4000" loext:opacity="100%" fo:font-weight="normal" officeooo:rsid="006fbec8" officeooo:paragraph-rsid="01316e26" style:font-weight-asian="normal" style:font-weight-complex="normal"/>
    </style:style>
    <style:style style:name="P89" style:family="paragraph" style:parent-style-name="Standard">
      <style:text-properties fo:color="#ff4000" loext:opacity="100%" fo:font-weight="normal" officeooo:rsid="011d20f8" officeooo:paragraph-rsid="01316e26" style:font-weight-asian="normal" style:font-weight-complex="normal"/>
    </style:style>
    <style:style style:name="P90"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91" style:family="paragraph" style:parent-style-name="Standard">
      <style:text-properties officeooo:paragraph-rsid="01316e26"/>
    </style:style>
    <style:style style:name="P92" style:family="paragraph" style:parent-style-name="Standard">
      <style:text-properties fo:color="#ff4000" loext:opacity="100%" style:text-underline-style="none" officeooo:rsid="006eb73e" officeooo:paragraph-rsid="006eba39"/>
    </style:style>
    <style:style style:name="P93" style:family="paragraph" style:parent-style-name="Standard">
      <style:text-properties fo:color="#ff4000" loext:opacity="100%" style:text-underline-style="none" officeooo:rsid="0052b987" officeooo:paragraph-rsid="009f616e"/>
    </style:style>
    <style:style style:name="P94" style:family="paragraph" style:parent-style-name="Standard">
      <style:text-properties fo:color="#ff4000" loext:opacity="100%" style:text-underline-style="none" officeooo:rsid="0052b987" officeooo:paragraph-rsid="005f2654"/>
    </style:style>
    <style:style style:name="P95" style:family="paragraph" style:parent-style-name="Standard">
      <style:text-properties fo:color="#ff4000" loext:opacity="100%" style:text-underline-style="none" officeooo:rsid="0052b987" officeooo:paragraph-rsid="0052b987"/>
    </style:style>
    <style:style style:name="P96" style:family="paragraph" style:parent-style-name="Standard">
      <style:text-properties fo:color="#ff4000" loext:opacity="100%" style:text-underline-style="none" officeooo:rsid="005328dd" officeooo:paragraph-rsid="005328dd"/>
    </style:style>
    <style:style style:name="P97"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1" fo:font-style="normal" style:text-underline-style="none" officeooo:rsid="007f62dd" style:font-style-asian="normal" style:font-style-complex="normal"/>
    </style:style>
    <style:style style:name="T86" style:family="text">
      <style:text-properties style:font-name="Liberation Serif1" fo:font-style="normal" style:text-underline-style="none" officeooo:rsid="00c229d2" style:font-style-asian="normal" style:font-style-complex="normal"/>
    </style:style>
    <style:style style:name="T87" style:family="text">
      <style:text-properties style:font-name="Liberation Serif1" fo:font-style="italic" style:text-underline-style="none" officeooo:rsid="00c229d2" style:font-style-asian="italic" style:font-style-complex="italic"/>
    </style:style>
    <style:style style:name="T88"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1" style:text-underline-style="none" officeooo:rsid="00becf4a"/>
    </style:style>
    <style:style style:name="T95" style:family="text">
      <style:text-properties style:font-name="Liberation Serif1" fo:font-style="italic" style:text-underline-style="none" officeooo:rsid="00becf4a" style:font-style-asian="italic" style:font-style-complex="italic"/>
    </style:style>
    <style:style style:name="T96"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1" style:text-underline-style="none" officeooo:rsid="00e9c496"/>
    </style:style>
    <style:style style:name="T98" style:family="text">
      <style:text-properties style:font-name="Liberation Serif1"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1" style:text-underline-style="none" officeooo:rsid="00808df6"/>
    </style:style>
    <style:style style:name="T111" style:family="text">
      <style:text-properties style:font-name="Liberation Serif1" style:text-underline-style="none" officeooo:rsid="01cc6c6b"/>
    </style:style>
    <style:style style:name="T112" style:family="text">
      <style:text-properties style:font-name="Liberation Serif1" style:text-underline-style="none" officeooo:rsid="01d5816d"/>
    </style:style>
    <style:style style:name="T113" style:family="text">
      <style:text-properties style:font-name="Liberation Serif1" fo:font-style="italic" style:text-underline-style="none" officeooo:rsid="01cc6c6b" style:font-style-asian="italic" style:font-style-complex="italic"/>
    </style:style>
    <style:style style:name="T114" style:family="text">
      <style:text-properties style:font-name="Liberation Serif1" style:text-underline-style="none" officeooo:rsid="01cde893"/>
    </style:style>
    <style:style style:name="T115" style:family="text">
      <style:text-properties style:font-name="Liberation Serif1" style:text-underline-style="none" officeooo:rsid="00810a4d"/>
    </style:style>
    <style:style style:name="T116" style:family="text">
      <style:text-properties style:font-name="Liberation Serif1"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1"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1" style:text-underline-style="none" officeooo:rsid="00939f24"/>
    </style:style>
    <style:style style:name="T166" style:family="text">
      <style:text-properties style:text-position="0% 100%" style:font-name="Liberation Serif1"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1"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1" fo:font-size="12pt" officeooo:rsid="013eb5bf" style:font-size-asian="10.5pt" style:font-size-complex="12pt"/>
    </style:style>
    <style:style style:name="T184" style:family="text">
      <style:text-properties style:font-name="Liberation Serif1"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1"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1" fo:font-size="10pt" officeooo:rsid="013eb5bf" style:font-size-asian="10pt" style:font-size-complex="10pt"/>
    </style:style>
    <style:style style:name="T190" style:family="text">
      <style:text-properties style:font-name="Liberation Serif1"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1" fo:font-size="12pt" officeooo:rsid="013fd592" style:font-size-asian="12pt" style:font-size-complex="12pt"/>
    </style:style>
    <style:style style:name="T196" style:family="text">
      <style:text-properties style:font-name="Liberation Serif1" fo:font-size="12pt" officeooo:rsid="01835a53" style:font-size-asian="12pt" style:font-size-complex="12pt"/>
    </style:style>
    <style:style style:name="T197" style:family="text">
      <style:text-properties style:font-name="Liberation Serif1" fo:font-size="12pt" officeooo:rsid="01823a41" style:font-size-asian="12pt" style:font-size-complex="12pt"/>
    </style:style>
    <style:style style:name="T198" style:family="text">
      <style:text-properties style:font-name="Liberation Serif1" fo:font-size="12pt" officeooo:rsid="015394f9" style:font-size-asian="12pt" style:font-size-complex="12pt"/>
    </style:style>
    <style:style style:name="T199" style:family="text">
      <style:text-properties style:font-name="Liberation Serif1" fo:font-size="12pt" officeooo:rsid="0140d4ed" style:font-size-asian="12pt" style:font-size-complex="12pt"/>
    </style:style>
    <style:style style:name="T200" style:family="text">
      <style:text-properties officeooo:rsid="013fd592"/>
    </style:style>
    <style:style style:name="T201" style:family="text">
      <style:text-properties style:font-name="Liberation Serif1" fo:font-size="12pt" fo:font-style="italic" officeooo:rsid="013fd592" style:font-size-asian="12pt" style:font-style-asian="italic" style:font-size-complex="12pt" style:font-style-complex="italic"/>
    </style:style>
    <style:style style:name="T202"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3" style:family="text">
      <style:text-properties style:font-name="Liberation Serif1" fo:font-size="12pt" officeooo:rsid="0157ae5e" style:font-size-asian="12pt" style:font-size-complex="12pt"/>
    </style:style>
    <style:style style:name="T204" style:family="text">
      <style:text-properties style:font-name="Bukyvede" fo:font-size="12pt" style:text-underline-style="solid" style:text-underline-width="auto" style:text-underline-color="font-color" officeooo:rsid="013fd592" style:font-size-asian="12pt" style:font-size-complex="12pt"/>
    </style:style>
    <style:style style:name="T205" style:family="text">
      <style:text-properties style:font-name="Liberation Serif1" fo:font-size="12pt" officeooo:rsid="0141d63c" style:font-size-asian="12pt" style:font-size-complex="12pt"/>
    </style:style>
    <style:style style:name="T206" style:family="text">
      <style:text-properties style:font-name="Liberation Serif1" fo:font-size="12pt" officeooo:rsid="01dda460" style:font-size-asian="12pt" style:font-size-complex="12pt"/>
    </style:style>
    <style:style style:name="T207" style:family="text">
      <style:text-properties style:font-name="Liberation Serif1" fo:font-size="12pt" officeooo:rsid="01437cd2" style:font-size-asian="12pt" style:font-size-complex="12pt"/>
    </style:style>
    <style:style style:name="T208" style:family="text">
      <style:text-properties style:font-name="Liberation Serif1" fo:font-size="12pt" fo:font-style="italic" officeooo:rsid="01437cd2" style:font-size-asian="12pt" style:font-style-asian="italic" style:font-size-complex="12pt" style:font-style-complex="italic"/>
    </style:style>
    <style:style style:name="T209" style:family="text">
      <style:text-properties style:font-name="Liberation Serif1" fo:font-size="11pt" officeooo:rsid="01437cd2" style:font-size-asian="11pt" style:font-size-complex="11pt"/>
    </style:style>
    <style:style style:name="T210" style:family="text">
      <style:text-properties style:font-name="Liberation Serif1" officeooo:rsid="014821fb"/>
    </style:style>
    <style:style style:name="T211" style:family="text">
      <style:text-properties style:font-name="Liberation Serif1" officeooo:rsid="014968aa"/>
    </style:style>
    <style:style style:name="T212" style:family="text">
      <style:text-properties style:font-name="Liberation Serif1" officeooo:rsid="01bcd17a"/>
    </style:style>
    <style:style style:name="T213" style:family="text">
      <style:text-properties style:font-name="Liberation Serif1" officeooo:rsid="014c9cfc"/>
    </style:style>
    <style:style style:name="T214" style:family="text">
      <style:text-properties officeooo:rsid="014968aa"/>
    </style:style>
    <style:style style:name="T215" style:family="text">
      <style:text-properties style:font-name="Liberation Serif1" officeooo:rsid="0149b70a"/>
    </style:style>
    <style:style style:name="T216" style:family="text">
      <style:text-properties style:font-name="Liberation Serif1" officeooo:rsid="0149ffed"/>
    </style:style>
    <style:style style:name="T217" style:family="text">
      <style:text-properties style:font-name="Liberation Serif1" officeooo:rsid="0194d977"/>
    </style:style>
    <style:style style:name="T218" style:family="text">
      <style:text-properties style:font-name="Liberation Serif1" officeooo:rsid="019792aa"/>
    </style:style>
    <style:style style:name="T219" style:family="text">
      <style:text-properties style:font-name="Bukyvede" officeooo:rsid="0194d977"/>
    </style:style>
    <style:style style:name="T220" style:family="text">
      <style:text-properties style:font-name="Liberation Serif1" officeooo:rsid="0195cd91"/>
    </style:style>
    <style:style style:name="T221" style:family="text">
      <style:text-properties style:font-name="Bukyvede" officeooo:rsid="019792aa"/>
    </style:style>
    <style:style style:name="T222" style:family="text">
      <style:text-properties style:font-name="Liberation Serif1" officeooo:rsid="0199f306"/>
    </style:style>
    <style:style style:name="T223" style:family="text">
      <style:text-properties style:font-name="Liberation Serif1" officeooo:rsid="01b148c7"/>
    </style:style>
    <style:style style:name="T224" style:family="text">
      <style:text-properties style:font-name="Liberation Serif1" officeooo:rsid="01af5b1b"/>
    </style:style>
    <style:style style:name="T225" style:family="text">
      <style:text-properties style:font-name="Liberation Serif1" officeooo:rsid="01977e4f"/>
    </style:style>
    <style:style style:name="T226" style:family="text">
      <style:text-properties style:font-name="Bukyvede" officeooo:rsid="0195cd91"/>
    </style:style>
    <style:style style:name="T227" style:family="text">
      <style:text-properties style:font-name="Liberation Serif1" officeooo:rsid="019837e1"/>
    </style:style>
    <style:style style:name="T228" style:family="text">
      <style:text-properties style:font-name="Liberation Serif1" fo:font-style="italic" officeooo:rsid="019792aa" style:font-style-asian="italic" style:font-style-complex="italic"/>
    </style:style>
    <style:style style:name="T229" style:family="text">
      <style:text-properties style:font-name="Liberation Serif1" fo:font-style="normal" officeooo:rsid="019792aa" style:font-style-asian="normal" style:font-style-complex="normal"/>
    </style:style>
    <style:style style:name="T230" style:family="text">
      <style:text-properties style:font-name="Liberation Serif1" fo:font-style="normal" officeooo:rsid="019bbbe2" style:font-style-asian="normal" style:font-style-complex="normal"/>
    </style:style>
    <style:style style:name="T231" style:family="text">
      <style:text-properties style:font-name="Liberation Serif1" fo:font-style="normal" officeooo:rsid="019837e1" style:font-style-asian="normal" style:font-style-complex="normal"/>
    </style:style>
    <style:style style:name="T232" style:family="text">
      <style:text-properties style:font-name="Liberation Serif1" fo:font-style="normal" officeooo:rsid="01a12e5a" style:font-style-asian="normal" style:font-style-complex="normal"/>
    </style:style>
    <style:style style:name="T233" style:family="text">
      <style:text-properties style:font-name="Liberation Serif1" fo:font-style="normal" officeooo:rsid="01c08e4e" style:font-style-asian="normal" style:font-style-complex="normal"/>
    </style:style>
    <style:style style:name="T234" style:family="text">
      <style:text-properties style:font-name="Liberation Serif1" fo:font-style="normal" officeooo:rsid="019bd78a" style:font-style-asian="normal" style:font-style-complex="normal"/>
    </style:style>
    <style:style style:name="T235" style:family="text">
      <style:text-properties officeooo:rsid="019bd78a"/>
    </style:style>
    <style:style style:name="T236" style:family="text">
      <style:text-properties style:text-underline-style="solid" style:text-underline-width="auto" style:text-underline-color="font-color" officeooo:rsid="019bd78a"/>
    </style:style>
    <style:style style:name="T237" style:family="text">
      <style:text-properties style:text-underline-style="none" officeooo:rsid="019bd78a"/>
    </style:style>
    <style:style style:name="T238" style:family="text">
      <style:text-properties style:text-underline-style="none" officeooo:rsid="01c188d3"/>
    </style:style>
    <style:style style:name="T239" style:family="text">
      <style:text-properties style:text-underline-style="none" officeooo:rsid="019d9229"/>
    </style:style>
    <style:style style:name="T240" style:family="text">
      <style:text-properties fo:font-style="italic" style:text-underline-style="none" officeooo:rsid="019bd78a" style:font-style-asian="italic" style:font-style-complex="italic"/>
    </style:style>
    <style:style style:name="T241" style:family="text">
      <style:text-properties officeooo:rsid="01ac804c"/>
    </style:style>
    <style:style style:name="T242" style:family="text">
      <style:text-properties fo:font-style="italic" officeooo:rsid="01ac804c" style:font-style-asian="italic" style:font-style-complex="italic"/>
    </style:style>
    <style:style style:name="T243" style:family="text">
      <style:text-properties officeooo:rsid="01df6160"/>
    </style:style>
    <style:style style:name="T244" style:family="text">
      <style:text-properties officeooo:rsid="01a1efcc"/>
    </style:style>
    <style:style style:name="T245" style:family="text">
      <style:text-properties fo:font-style="italic" style:font-style-asian="italic" style:font-style-complex="italic"/>
    </style:style>
    <style:style style:name="T246" style:family="text">
      <style:text-properties officeooo:rsid="01baf7d1"/>
    </style:style>
    <style:style style:name="T247" style:family="text">
      <style:text-properties officeooo:rsid="01abd12a"/>
    </style:style>
    <style:style style:name="T248" style:family="text">
      <style:text-properties officeooo:rsid="019fdaeb"/>
    </style:style>
    <style:style style:name="T249" style:family="text">
      <style:text-properties officeooo:rsid="0209b14d"/>
    </style:style>
    <style:style style:name="T250" style:family="text">
      <style:text-properties fo:font-style="italic" officeooo:rsid="019fdaeb" style:font-style-asian="italic" style:font-style-complex="italic"/>
    </style:style>
    <style:style style:name="T251" style:family="text">
      <style:text-properties officeooo:rsid="01a372bb"/>
    </style:style>
    <style:style style:name="T252" style:family="text">
      <style:text-properties style:font-name="Bukyvede" style:text-underline-style="solid" style:text-underline-width="auto" style:text-underline-color="font-color"/>
    </style:style>
    <style:style style:name="T253" style:family="text">
      <style:text-properties style:font-name="Bukyvede"/>
    </style:style>
    <style:style style:name="T254" style:family="text">
      <style:text-properties officeooo:rsid="019e723d"/>
    </style:style>
    <style:style style:name="T255" style:family="text">
      <style:text-properties fo:font-style="italic" officeooo:rsid="019e723d" style:font-style-asian="italic" style:font-style-complex="italic"/>
    </style:style>
    <style:style style:name="T256" style:family="text">
      <style:text-properties officeooo:rsid="01b9000a"/>
    </style:style>
    <style:style style:name="T257" style:family="text">
      <style:text-properties fo:font-style="italic" officeooo:rsid="01b9000a" style:font-style-asian="italic" style:font-style-complex="italic"/>
    </style:style>
    <style:style style:name="T258" style:family="text">
      <style:text-properties officeooo:rsid="01a02dd4"/>
    </style:style>
    <style:style style:name="T259" style:family="text">
      <style:text-properties officeooo:rsid="01a0581b"/>
    </style:style>
    <style:style style:name="T260" style:family="text">
      <style:text-properties officeooo:rsid="01a478ab"/>
    </style:style>
    <style:style style:name="T261" style:family="text">
      <style:text-properties officeooo:rsid="01a5c70f"/>
    </style:style>
    <style:style style:name="T262" style:family="text">
      <style:text-properties style:font-name="Liberation Serif1" officeooo:rsid="009c688a"/>
    </style:style>
    <style:style style:name="T263" style:family="text">
      <style:text-properties style:font-name="Liberation Serif1"/>
    </style:style>
    <style:style style:name="T264" style:family="text">
      <style:text-properties fo:font-family="Calibri" style:font-family-generic="swiss" style:font-pitch="variable" fo:font-size="10.5pt" style:font-size-asian="10.5pt" style:font-size-complex="10.5pt"/>
    </style:style>
    <style:style style:name="T265" style:family="text">
      <style:text-properties style:font-name="Liberation Serif1" officeooo:rsid="0187cee0"/>
    </style:style>
    <style:style style:name="T266" style:family="text">
      <style:text-properties style:font-name="Liberation Serif1" officeooo:rsid="0135bc07"/>
    </style:style>
    <style:style style:name="T267" style:family="text">
      <style:text-properties style:font-name="Liberation Serif1" officeooo:rsid="01771427"/>
    </style:style>
    <style:style style:name="T268" style:family="text">
      <style:text-properties style:font-name="Liberation Serif1" officeooo:rsid="0160260f"/>
    </style:style>
    <style:style style:name="T269" style:family="text">
      <style:text-properties style:font-name="Liberation Serif1" officeooo:rsid="02096cda"/>
    </style:style>
    <style:style style:name="T270" style:family="text">
      <style:text-properties officeooo:rsid="016f96c4"/>
    </style:style>
    <style:style style:name="T271" style:family="text">
      <style:text-properties officeooo:rsid="016dee3f"/>
    </style:style>
    <style:style style:name="T272" style:family="text">
      <style:text-properties style:text-position="super 58%" officeooo:rsid="016dee3f"/>
    </style:style>
    <style:style style:name="T273" style:family="text">
      <style:text-properties style:text-position="0% 100%" officeooo:rsid="016dee3f"/>
    </style:style>
    <style:style style:name="T274" style:family="text">
      <style:text-properties fo:font-style="normal" style:font-style-asian="normal" style:font-style-complex="normal"/>
    </style:style>
    <style:style style:name="T275" style:family="text">
      <style:text-properties fo:font-style="normal" officeooo:rsid="016dee3f" style:font-style-asian="normal" style:font-style-complex="normal"/>
    </style:style>
    <style:style style:name="T276" style:family="text">
      <style:text-properties fo:font-style="normal" officeooo:rsid="01771427" style:font-style-asian="normal" style:font-style-complex="normal"/>
    </style:style>
    <style:style style:name="T277" style:family="text">
      <style:text-properties fo:font-style="normal" officeooo:rsid="01b1fce2" style:font-style-asian="normal" style:font-style-complex="normal"/>
    </style:style>
    <style:style style:name="T278" style:family="text">
      <style:text-properties fo:font-style="italic" officeooo:rsid="016dee3f" style:font-style-asian="italic" style:font-style-complex="italic"/>
    </style:style>
    <style:style style:name="T279" style:family="text">
      <style:text-properties fo:font-style="normal" officeooo:rsid="01b3208c" style:font-style-asian="normal" style:font-style-complex="normal"/>
    </style:style>
    <style:style style:name="T280" style:family="text">
      <style:text-properties fo:font-style="normal" officeooo:rsid="018abf13" style:font-style-asian="normal" style:font-style-complex="normal"/>
    </style:style>
    <style:style style:name="T281" style:family="text">
      <style:text-properties fo:font-family="'Liberation Serif'" style:font-family-generic="roman" fo:font-style="italic" officeooo:rsid="016dee3f" style:font-style-asian="italic" style:font-style-complex="italic"/>
    </style:style>
    <style:style style:name="T282" style:family="text">
      <style:text-properties fo:font-style="normal" officeooo:rsid="016e77ec" style:font-style-asian="normal" style:font-style-complex="normal"/>
    </style:style>
    <style:style style:name="T283" style:family="text">
      <style:text-properties fo:font-style="normal" officeooo:rsid="018b928d" style:font-style-asian="normal" style:font-style-complex="normal"/>
    </style:style>
    <style:style style:name="T284" style:family="text">
      <style:text-properties fo:font-style="italic" officeooo:rsid="016e77ec" style:font-style-asian="italic" style:font-style-complex="italic"/>
    </style:style>
    <style:style style:name="T285" style:family="text">
      <style:text-properties fo:font-family="'Liberation Serif'" style:font-family-generic="roman" fo:font-style="italic" officeooo:rsid="016e77ec" style:font-style-asian="italic" style:font-style-complex="italic"/>
    </style:style>
    <style:style style:name="T286" style:family="text">
      <style:text-properties fo:font-family="'Liberation Serif'" style:font-family-generic="roman" fo:font-style="normal" officeooo:rsid="016e77ec" style:font-style-asian="normal" style:font-style-complex="normal"/>
    </style:style>
    <style:style style:name="T287" style:family="text">
      <style:text-properties fo:font-family="'Liberation Serif'" style:font-family-generic="roman" fo:font-style="normal" officeooo:rsid="01b412d8" style:font-style-asian="normal" style:font-style-complex="normal"/>
    </style:style>
    <style:style style:name="T288" style:family="text">
      <style:text-properties fo:font-family="'Liberation Serif'" style:font-family-generic="roman" fo:font-style="normal" officeooo:rsid="01732ed8" style:font-style-asian="normal" style:font-style-complex="normal"/>
    </style:style>
    <style:style style:name="T289" style:family="text">
      <style:text-properties fo:font-style="normal" officeooo:rsid="018d7f76" style:font-style-asian="normal" style:font-style-complex="normal"/>
    </style:style>
    <style:style style:name="T290" style:family="text">
      <style:text-properties fo:color="#000000" loext:opacity="100%" style:font-name="Liberation Serif1" fo:font-style="normal" officeooo:rsid="01771427" style:font-style-asian="normal" style:font-style-complex="normal"/>
    </style:style>
    <style:style style:name="T291" style:family="text">
      <style:text-properties fo:color="#000000" loext:opacity="100%" style:font-name="Liberation Serif1" fo:font-style="normal" officeooo:rsid="016e77ec" style:font-style-asian="normal" style:font-style-complex="normal"/>
    </style:style>
    <style:style style:name="T292" style:family="text">
      <style:text-properties fo:color="#000000" loext:opacity="100%" style:font-name="Liberation Serif1" fo:font-style="normal" officeooo:rsid="016f96c4" style:font-style-asian="normal" style:font-style-complex="normal"/>
    </style:style>
    <style:style style:name="T293" style:family="text">
      <style:text-properties fo:color="#000000" loext:opacity="100%" style:font-name="Bukyvede" fo:font-style="normal" officeooo:rsid="016e77ec" style:font-style-asian="normal" style:font-style-complex="normal"/>
    </style:style>
    <style:style style:name="T294" style:family="text">
      <style:text-properties fo:color="#000000" loext:opacity="100%" style:font-name="Liberation Serif1" fo:font-style="normal" officeooo:rsid="0170e69f" style:font-style-asian="normal" style:font-style-complex="normal"/>
    </style:style>
    <style:style style:name="T295" style:family="text">
      <style:text-properties fo:color="#000000" loext:opacity="100%" style:font-name="Bukyvede" fo:font-style="normal" officeooo:rsid="0170e69f" style:font-style-asian="normal" style:font-style-complex="normal"/>
    </style:style>
    <style:style style:name="T296"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297" style:family="text">
      <style:text-properties fo:color="#000000" loext:opacity="100%" style:font-name="Liberation Serif1" fo:font-style="normal" officeooo:rsid="0171be65" style:font-style-asian="normal" style:font-style-complex="normal"/>
    </style:style>
    <style:style style:name="T298" style:family="text">
      <style:text-properties fo:color="#000000" loext:opacity="100%" style:font-name="Liberation Serif1" fo:font-style="normal" officeooo:rsid="01754fc8" style:font-style-asian="normal" style:font-style-complex="normal"/>
    </style:style>
    <style:style style:name="T299" style:family="text">
      <style:text-properties fo:color="#000000" loext:opacity="100%" style:font-name="Bukyvede" fo:font-style="normal" style:text-underline-style="none" officeooo:rsid="01771427" style:font-style-asian="normal" style:font-style-complex="normal"/>
    </style:style>
    <style:style style:name="T300" style:family="text">
      <style:text-properties fo:color="#000000" loext:opacity="100%" style:font-name="Bukyvede" fo:font-style="normal" officeooo:rsid="01771427" style:font-style-asian="normal" style:font-style-complex="normal"/>
    </style:style>
    <style:style style:name="T301"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02" style:family="text">
      <style:text-properties fo:color="#bf0041" loext:opacity="100%" style:font-name="Liberation Serif1" fo:font-style="normal" officeooo:rsid="01d98b71" style:font-style-asian="normal" style:font-style-complex="normal"/>
    </style:style>
    <style:style style:name="T303" style:family="text">
      <style:text-properties fo:color="#000000" loext:opacity="100%" style:font-name="Liberation Serif1" fo:font-style="normal" officeooo:rsid="0179ae22" style:font-style-asian="normal" style:font-style-complex="normal"/>
    </style:style>
    <style:style style:name="T304" style:family="text">
      <style:text-properties officeooo:rsid="017f734c"/>
    </style:style>
    <style:style style:name="T305" style:family="text">
      <style:text-properties officeooo:rsid="017e47da"/>
    </style:style>
    <style:style style:name="T306" style:family="text">
      <style:text-properties officeooo:rsid="019125e7"/>
    </style:style>
    <style:style style:name="T307" style:family="text">
      <style:text-properties officeooo:rsid="0180616b"/>
    </style:style>
    <style:style style:name="T308" style:family="text">
      <style:text-properties officeooo:rsid="01930b95"/>
    </style:style>
    <style:style style:name="T309" style:family="text">
      <style:text-properties style:font-name="Bookerly" fo:font-size="10pt" officeooo:rsid="00b0d7b5" style:font-size-asian="10pt" style:font-size-complex="10pt"/>
    </style:style>
    <style:style style:name="T310" style:family="text">
      <style:text-properties style:font-name="Bookerly" fo:font-size="10pt" officeooo:rsid="017f734c" style:font-size-asian="10pt" style:font-size-complex="10pt"/>
    </style:style>
    <style:style style:name="T311" style:family="text">
      <style:text-properties style:font-name="Liberation Serif1" fo:font-size="10pt" officeooo:rsid="017f734c" style:font-size-asian="10pt" style:font-size-complex="10pt"/>
    </style:style>
    <style:style style:name="T312" style:family="text">
      <style:text-properties officeooo:rsid="02092c19"/>
    </style:style>
    <style:style style:name="T313" style:family="text">
      <style:text-properties officeooo:rsid="0208edf7"/>
    </style:style>
    <style:style style:name="T314" style:family="text">
      <style:text-properties officeooo:rsid="01ceccad"/>
    </style:style>
    <style:style style:name="T315" style:family="text">
      <style:text-properties officeooo:rsid="01f852e5"/>
    </style:style>
    <style:style style:name="T316" style:family="text">
      <style:text-properties style:font-name="Bookerly" fo:font-size="11pt" officeooo:rsid="01f852e5" style:font-size-asian="11pt" style:font-size-complex="11pt"/>
    </style:style>
    <style:style style:name="T317" style:family="text">
      <style:text-properties officeooo:rsid="01cf3e5d"/>
    </style:style>
    <style:style style:name="T318" style:family="text">
      <style:text-properties officeooo:rsid="01d00e16"/>
    </style:style>
    <style:style style:name="T319" style:family="text">
      <style:text-properties officeooo:rsid="02302c08"/>
    </style:style>
    <style:style style:name="T320" style:family="text">
      <style:text-properties officeooo:rsid="020ce2ce"/>
    </style:style>
    <style:style style:name="T321" style:family="text">
      <style:text-properties officeooo:rsid="02105f36"/>
    </style:style>
    <style:style style:name="T322" style:family="text">
      <style:text-properties fo:color="#c9211e" loext:opacity="100%"/>
    </style:style>
    <style:style style:name="T323" style:family="text">
      <style:text-properties fo:color="#c9211e" loext:opacity="100%" officeooo:rsid="01fd493e"/>
    </style:style>
    <style:style style:name="T324" style:family="text">
      <style:text-properties fo:font-variant="normal" fo:text-transform="none" fo:color="#800080" loext:opacity="100%" style:text-line-through-style="none" style:text-line-through-type="none" style:font-name="Liberation Serif" fo:font-size="12pt" fo:font-style="normal" style:text-underline-style="none" fo:font-weight="normal" style:text-blinking="false" fo:background-color="transparent" loext:char-shading-value="0"/>
    </style:style>
    <style:style style:name="T325" style:family="text">
      <style:text-properties fo:font-variant="normal" fo:text-transform="none" fo:color="#800080" loext:opacity="100%" style:text-line-through-style="none" style:text-line-through-type="none" style:font-name="Liberation Serif" fo:font-size="12pt" fo:font-style="italic" style:text-underline-style="none" fo:font-weight="normal" style:text-blinking="false" fo:background-color="transparent" loext:char-shading-value="0"/>
    </style:style>
    <style:style style:name="T326" style:family="text">
      <style:text-properties fo:font-variant="normal" fo:text-transform="none" fo:color="#800080" loext:opacity="100%" style:text-line-through-style="none" style:text-line-through-type="none" style:text-underline-style="none" fo:font-weight="normal" style:text-blinking="false" fo:background-color="transparent" loext:char-shading-value="0"/>
    </style:style>
    <style:style style:name="T327" style:family="text">
      <style:text-properties officeooo:rsid="01f054f0"/>
    </style:style>
    <style:style style:name="T328" style:family="text">
      <style:text-properties officeooo:rsid="01ea7145"/>
    </style:style>
    <style:style style:name="T329" style:family="text">
      <style:text-properties officeooo:rsid="01ecc85c"/>
    </style:style>
    <style:style style:name="T330" style:family="text">
      <style:text-properties officeooo:rsid="01e97d9f"/>
    </style:style>
    <style:style style:name="T331" style:family="text">
      <style:text-properties style:font-name="Bukyvede" officeooo:rsid="01e97d9f"/>
    </style:style>
    <style:style style:name="T332" style:family="text">
      <style:text-properties style:font-name="Liberation Serif1" officeooo:rsid="01ea7145"/>
    </style:style>
    <style:style style:name="T333" style:family="text">
      <style:text-properties officeooo:rsid="01eb2bbb"/>
    </style:style>
    <style:style style:name="T334" style:family="text">
      <style:text-properties officeooo:rsid="021889f4"/>
    </style:style>
    <style:style style:name="T335" style:family="text">
      <style:text-properties officeooo:rsid="0233966d"/>
    </style:style>
    <style:style style:name="T336" style:family="text">
      <style:text-properties officeooo:rsid="0219dae1"/>
    </style:style>
    <style:style style:name="T337" style:family="text">
      <style:text-properties officeooo:rsid="021fb9a5"/>
    </style:style>
    <style:style style:name="T338" style:family="text">
      <style:text-properties officeooo:rsid="021ff84d"/>
    </style:style>
    <style:style style:name="T339" style:family="text">
      <style:text-properties officeooo:rsid="0229178f"/>
    </style:style>
    <style:style style:name="T340" style:family="text">
      <style:text-properties officeooo:rsid="021aee08"/>
    </style:style>
    <style:style style:name="T341" style:family="text">
      <style:text-properties officeooo:rsid="021b7b4e"/>
    </style:style>
    <style:style style:name="T342" style:family="text">
      <style:text-properties officeooo:rsid="021c46e2"/>
    </style:style>
    <style:style style:name="T343" style:family="text">
      <style:text-properties officeooo:rsid="01f25462"/>
    </style:style>
    <style:style style:name="T344" style:family="text">
      <style:text-properties officeooo:rsid="02126660"/>
    </style:style>
    <style:style style:name="T345" style:family="text">
      <style:text-properties officeooo:rsid="01ee9806"/>
    </style:style>
    <style:style style:name="T346" style:family="text">
      <style:text-properties style:font-name="Bukyvede" officeooo:rsid="01f25462"/>
    </style:style>
    <style:style style:name="T347" style:family="text">
      <style:text-properties fo:font-style="italic" officeooo:rsid="01f25462" style:font-style-asian="italic" style:font-style-complex="italic"/>
    </style:style>
    <style:style style:name="T348" style:family="text">
      <style:text-properties officeooo:rsid="01f5fdc9"/>
    </style:style>
    <style:style style:name="T349" style:family="text">
      <style:text-properties officeooo:rsid="01f2905d"/>
    </style:style>
    <style:style style:name="T350" style:family="text">
      <style:text-properties fo:font-family="'Menaion Medieval'" style:font-pitch="variable" officeooo:rsid="01f2905d"/>
    </style:style>
    <style:style style:name="T351" style:family="text">
      <style:text-properties style:font-name="Liberation Serif1" officeooo:rsid="01f2905d"/>
    </style:style>
    <style:style style:name="T352" style:family="text">
      <style:text-properties style:font-name="Liberation Serif1" officeooo:rsid="01f40933"/>
    </style:style>
    <style:style style:name="T353" style:family="text">
      <style:text-properties style:font-name="Liberation Serif1" officeooo:rsid="01f5fdc9"/>
    </style:style>
    <style:style style:name="T354" style:family="text">
      <style:text-properties officeooo:rsid="0237b8eb"/>
    </style:style>
    <style:style style:name="T355" style:family="text">
      <style:text-properties officeooo:rsid="022a7eaa"/>
    </style:style>
    <style:style style:name="T356" style:family="text">
      <style:text-properties officeooo:rsid="023832c8"/>
    </style:style>
    <style:style style:name="T357" style:family="text">
      <style:text-properties style:text-underline-style="solid" style:text-underline-width="auto" style:text-underline-color="font-color"/>
    </style:style>
    <style:style style:name="T358" style:family="text">
      <style:text-properties officeooo:rsid="02299e11"/>
    </style:style>
    <style:style style:name="T359" style:family="text">
      <style:text-properties officeooo:rsid="02297809"/>
    </style:style>
    <style:style style:name="T360" style:family="text">
      <style:text-properties officeooo:rsid="022b7e0d"/>
    </style:style>
    <style:style style:name="T361" style:family="text">
      <style:text-properties fo:font-style="italic" officeooo:rsid="022b7e0d" style:font-style-asian="italic" style:font-style-complex="italic"/>
    </style:style>
    <style:style style:name="T362" style:family="text">
      <style:text-properties officeooo:rsid="022b7e0d" style:font-style-asian="normal" style:font-style-complex="normal"/>
    </style:style>
    <style:style style:name="T363" style:family="text">
      <style:text-properties officeooo:rsid="022c0b11" style:font-style-asian="normal" style:font-style-complex="normal"/>
    </style:style>
    <style:style style:name="T364" style:family="text">
      <style:text-properties officeooo:rsid="0224da9b"/>
    </style:style>
    <style:style style:name="T365" style:family="text">
      <style:text-properties style:font-name="Bukyvede" officeooo:rsid="021ff84d"/>
    </style:style>
    <style:style style:name="T366" style:family="text">
      <style:text-properties fo:color="#bf0041" loext:opacity="100%" officeooo:rsid="021ff84d"/>
    </style:style>
    <style:style style:name="T367" style:family="text">
      <style:text-properties style:font-name="Bukyvede" style:text-underline-style="solid" style:text-underline-width="auto" style:text-underline-color="font-color" officeooo:rsid="021ff84d"/>
    </style:style>
    <style:style style:name="T368" style:family="text">
      <style:text-properties fo:font-family="Bukyvede" officeooo:rsid="021ff84d" style:font-family-asian="Bukyvede" style:font-family-complex="Bukyvede"/>
    </style:style>
    <style:style style:name="T369" style:family="text">
      <style:text-properties fo:font-family="Bukyvede" officeooo:rsid="0222a758" style:font-family-asian="Bukyvede" style:font-family-complex="Bukyvede"/>
    </style:style>
    <style:style style:name="T370" style:family="text">
      <style:text-properties style:font-name="Liberation Serif1" officeooo:rsid="0222a758" style:font-family-asian="Bukyvede" style:font-family-complex="Bukyvede"/>
    </style:style>
    <style:style style:name="T371" style:family="text">
      <style:text-properties style:font-name="Bukyvede" officeooo:rsid="0221f517"/>
    </style:style>
    <style:style style:name="T372" style:family="text">
      <style:text-properties style:font-name="Bukyvede" style:text-underline-style="solid" style:text-underline-width="auto" style:text-underline-color="font-color" officeooo:rsid="0221f517"/>
    </style:style>
    <style:style style:name="T373" style:family="text">
      <style:text-properties fo:font-family="Bukyvede" officeooo:rsid="0221f517" style:font-family-asian="Bukyvede" style:font-family-complex="Bukyvede"/>
    </style:style>
    <style:style style:name="T374" style:family="text">
      <style:text-properties officeooo:rsid="0222a758"/>
    </style:style>
    <style:style style:name="T375" style:family="text">
      <style:text-properties style:font-name="Bukyvede" officeooo:rsid="0222a758"/>
    </style:style>
    <style:style style:name="T376" style:family="text">
      <style:text-properties style:font-name="Bukyvede" style:text-underline-style="solid" style:text-underline-width="auto" style:text-underline-color="font-color" officeooo:rsid="0222a758"/>
    </style:style>
    <style:style style:name="T377" style:family="text">
      <style:text-properties style:font-name="Bukyvede" officeooo:rsid="0222a758" style:font-family-asian="Bukyvede" style:font-family-complex="Bukyvede"/>
    </style:style>
    <style:style style:name="T378" style:family="text">
      <style:text-properties style:font-name="Bukyvede" officeooo:rsid="022363f3"/>
    </style:style>
    <style:style style:name="T379" style:family="text">
      <style:text-properties style:font-name="Bukyvede" style:text-underline-style="solid" style:text-underline-width="auto" style:text-underline-color="font-color" officeooo:rsid="022363f3"/>
    </style:style>
    <style:style style:name="T380" style:family="text">
      <style:text-properties officeooo:rsid="022363f3"/>
    </style:style>
    <style:style style:name="T381" style:family="text">
      <style:text-properties style:font-name="Bukyvede" officeooo:rsid="02265940"/>
    </style:style>
    <style:style style:name="T382" style:family="text">
      <style:text-properties officeooo:rsid="022758cb"/>
    </style:style>
    <style:style style:name="T383" style:family="text">
      <style:text-properties officeooo:rsid="022c7532"/>
    </style:style>
    <style:style style:name="T384" style:family="text">
      <style:text-properties officeooo:rsid="022c9ba3"/>
    </style:style>
    <style:style style:name="T385" style:family="text">
      <style:text-properties fo:font-style="italic" officeooo:rsid="022c9ba3" style:font-style-asian="italic" style:font-style-complex="italic"/>
    </style:style>
    <style:style style:name="T386" style:family="text">
      <style:text-properties fo:font-style="italic" officeooo:rsid="022c9ba3" style:font-style-asian="normal" style:font-style-complex="normal"/>
    </style:style>
    <style:style style:name="T387" style:family="text">
      <style:text-properties fo:color="#ff0000" loext:opacity="100%" officeooo:rsid="022c9ba3" style:font-style-asian="normal" style:font-style-complex="normal"/>
    </style:style>
    <style:style style:name="T388" style:family="text">
      <style:text-properties officeooo:rsid="022d5aa3"/>
    </style:style>
    <style:style style:name="T389" style:family="text">
      <style:text-properties style:font-name="Bukyvede" officeooo:rsid="022d5aa3"/>
    </style:style>
    <style:style style:name="T390" style:family="text">
      <style:text-properties style:font-name="Liberation Serif1" officeooo:rsid="022d5aa3"/>
    </style:style>
    <style:style style:name="T391" style:family="text">
      <style:text-properties officeooo:rsid="01b5ab1a"/>
    </style:style>
    <style:style style:name="T392" style:family="text">
      <style:text-properties style:text-underline-style="none" fo:font-weight="normal" officeooo:rsid="0052d06c" style:font-weight-asian="normal" style:font-weight-complex="normal"/>
    </style:style>
    <style:style style:name="T393" style:family="text">
      <style:text-properties style:text-underline-style="none" fo:font-weight="normal" officeooo:rsid="005f2654" style:font-weight-asian="normal" style:font-weight-complex="normal"/>
    </style:style>
    <style:style style:name="T394" style:family="text">
      <style:text-properties style:text-underline-style="none" fo:font-weight="normal" officeooo:rsid="011eef0d" style:font-weight-asian="normal" style:font-weight-complex="normal"/>
    </style:style>
    <style:style style:name="T395" style:family="text">
      <style:text-properties style:text-underline-style="none" fo:font-weight="normal" officeooo:rsid="005328dd" style:font-weight-asian="normal" style:font-weight-complex="normal"/>
    </style:style>
    <style:style style:name="T396" style:family="text">
      <style:text-properties fo:font-family="'Liberation Serif'" style:font-family-generic="roman" style:text-underline-style="none" fo:font-weight="normal" officeooo:rsid="005f2654" style:font-weight-asian="normal" style:font-weight-complex="normal"/>
    </style:style>
    <style:style style:name="T397" style:family="text">
      <style:text-properties style:text-underline-style="none" fo:font-weight="normal" officeooo:rsid="014ec294" style:font-weight-asian="normal" style:font-weight-complex="normal"/>
    </style:style>
    <style:style style:name="T398"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399"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400"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401"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402"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403"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404"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405"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406"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407"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408"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409"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410"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411"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412"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413"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414"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415" style:family="text">
      <style:text-properties fo:font-variant="normal" fo:text-transform="none" style:font-name="Liberation Serif1" fo:font-size="12pt" fo:letter-spacing="normal" fo:font-style="normal" style:text-underline-style="none" fo:font-weight="normal" officeooo:rsid="0157ae5e" style:font-size-asian="12pt" style:font-weight-asian="normal" style:font-size-complex="12pt" style:font-weight-complex="normal"/>
    </style:style>
    <style:style style:name="T416" style:family="text">
      <style:text-properties fo:font-variant="normal" fo:text-transform="none" style:font-name="Liberation Serif1" fo:font-size="12pt" fo:letter-spacing="normal" fo:font-style="normal" style:text-underline-style="none" fo:font-weight="normal" officeooo:rsid="01303c0f" style:font-size-asian="12pt" style:font-weight-asian="normal" style:font-size-complex="12pt" style:font-weight-complex="normal"/>
    </style:style>
    <style:style style:name="T417" style:family="text">
      <style:text-properties fo:font-variant="normal" fo:text-transform="none" style:font-name="Liberation Serif1" fo:font-size="12pt" fo:letter-spacing="normal" fo:font-style="normal" style:text-underline-style="none" fo:font-weight="normal" officeooo:rsid="01c861e0" style:font-size-asian="12pt" style:font-weight-asian="normal" style:font-size-complex="12pt" style:font-weight-complex="normal"/>
    </style:style>
    <style:style style:name="T418" style:family="text">
      <style:text-properties fo:font-variant="normal" fo:text-transform="none" style:font-name="Liberation Serif1" fo:font-size="12pt" fo:letter-spacing="normal" fo:font-style="normal" style:text-underline-style="none" fo:font-weight="normal" officeooo:rsid="0130f8b5" style:font-size-asian="12pt" style:font-weight-asian="normal" style:font-size-complex="12pt" style:font-weight-complex="normal"/>
    </style:style>
    <style:style style:name="T419" style:family="text">
      <style:text-properties fo:font-variant="normal" fo:text-transform="none" style:font-name="Liberation Serif1"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420" style:family="text">
      <style:text-properties fo:font-variant="normal" fo:text-transform="none" style:font-name="Liberation Serif1"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421" style:family="text">
      <style:text-properties fo:font-variant="normal" fo:text-transform="none" style:font-name="Liberation Serif1"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422" style:family="text">
      <style:text-properties fo:font-variant="normal" fo:text-transform="none" style:font-name="Liberation Serif1"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423" style:family="text">
      <style:text-properties fo:font-variant="normal" fo:text-transform="none" style:font-name="Liberation Serif1"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424" style:family="text">
      <style:text-properties fo:font-variant="normal" fo:text-transform="none" style:font-name="Liberation Serif1"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425" style:family="text">
      <style:text-properties fo:font-variant="normal" fo:text-transform="none" style:font-name="Liberation Serif1"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426" style:family="text">
      <style:text-properties officeooo:rsid="02003990"/>
    </style:style>
    <style:style style:name="T427" style:family="text">
      <style:text-properties officeooo:rsid="020176bd"/>
    </style:style>
    <style:style style:name="T428" style:family="text">
      <style:text-properties fo:color="#ff4000" loext:opacity="100%" fo:font-weight="normal" officeooo:rsid="006fbec8" style:font-weight-asian="normal" style:font-weight-complex="normal"/>
    </style:style>
    <style:style style:name="T429" style:family="text">
      <style:text-properties fo:color="#ff4000" loext:opacity="100%" fo:font-weight="normal" officeooo:rsid="00740f8f" style:font-weight-asian="normal" style:font-weight-complex="normal"/>
    </style:style>
    <style:style style:name="T430" style:family="text">
      <style:text-properties fo:color="#ff4000" loext:opacity="100%" fo:font-weight="normal" officeooo:rsid="00707f76" style:font-weight-asian="normal" style:font-weight-complex="normal"/>
    </style:style>
    <style:style style:name="T431" style:family="text">
      <style:text-properties fo:color="#ff4000" loext:opacity="100%" style:font-name="Bukyvede" fo:font-weight="normal" officeooo:rsid="006fbec8" style:font-weight-asian="normal" style:font-weight-complex="normal"/>
    </style:style>
    <style:style style:name="T432" style:family="text">
      <style:text-properties fo:color="#ff4000" loext:opacity="100%" style:font-name="Liberation Serif1" fo:font-weight="normal" officeooo:rsid="00722373" style:font-weight-asian="normal" style:font-weight-complex="normal"/>
    </style:style>
    <style:style style:name="T433" style:family="text">
      <style:text-properties fo:color="#ff4000" loext:opacity="100%" style:font-name="Liberation Serif1" fo:font-weight="normal" officeooo:rsid="00740f8f" style:font-weight-asian="normal" style:font-weight-complex="normal"/>
    </style:style>
    <style:style style:name="T434" style:family="text">
      <style:text-properties fo:color="#ff4000" loext:opacity="100%" fo:font-weight="normal" officeooo:rsid="0071da0f" style:font-weight-asian="normal" style:font-weight-complex="normal"/>
    </style:style>
    <style:style style:name="T435" style:family="text">
      <style:text-properties fo:color="#ff4000" loext:opacity="100%" style:font-name="Bukyvede" fo:font-weight="normal" officeooo:rsid="0071da0f" style:font-weight-asian="normal" style:font-weight-complex="normal"/>
    </style:style>
    <style:style style:name="T436" style:family="text">
      <style:text-properties fo:color="#ff4000" loext:opacity="100%" fo:font-weight="normal" officeooo:rsid="00722373" style:font-weight-asian="normal" style:font-weight-complex="normal"/>
    </style:style>
    <style:style style:name="T437" style:family="text">
      <style:text-properties fo:color="#ff4000" loext:opacity="100%" fo:font-weight="normal" officeooo:rsid="00ab5804" style:font-weight-asian="normal" style:font-weight-complex="normal"/>
    </style:style>
    <style:style style:name="T438" style:family="text">
      <style:text-properties fo:color="#ff4000" loext:opacity="100%" fo:font-weight="normal" officeooo:rsid="00ac34a7" style:font-weight-asian="normal" style:font-weight-complex="normal"/>
    </style:style>
    <style:style style:name="T439" style:family="text">
      <style:text-properties fo:color="#ff4000" loext:opacity="100%" style:font-name="Bukyvede" fo:font-weight="normal" officeooo:rsid="00ac34a7" style:font-weight-asian="normal" style:font-weight-complex="normal"/>
    </style:style>
    <style:style style:name="T440" style:family="text">
      <style:text-properties style:font-name="Liberation Serif1" officeooo:rsid="009f616e"/>
    </style:style>
    <style:style style:name="T441" style:family="text">
      <style:text-properties style:font-name="Liberation Serif1" officeooo:rsid="00a0a933"/>
    </style:style>
    <style:style style:name="T442" style:family="text">
      <style:text-properties style:font-name="Bukyvede" officeooo:rsid="00a0a933"/>
    </style:style>
    <style:style style:name="T443" style:family="text">
      <style:text-properties fo:font-family="Bukyvede" officeooo:rsid="00a0a933"/>
    </style:style>
    <style:style style:name="T444" style:family="text">
      <style:text-properties style:font-name="Liberation Serif1" officeooo:rsid="00a15e37"/>
    </style:style>
    <style:style style:name="T445"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0"/>
      <text:p text:style-name="P51"><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participle of certain verb-classes whose present-stem ends on a hard-consonant, </text:span><text:span text:style-name="T184">which in South </text:span><text:soft-page-break/><text:span text:style-name="T184">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as is clear from these forms, </text:span><text:span text:style-name="T196">some dialects of </text:span><text:span text:style-name="T195">early OCS retained </text:span><text:span text:style-name="T197">some kind of</text:span><text:span text:style-name="T195"> nasal character </text:span><text:span text:style-name="T197">in</text:span><text:span text:style-name="T195"> this vowel and may even have developed the special "hooked" nasal letter &lt;</text:span><text:span text:style-name="T194">ⱕ</text:span><text:span text:style-name="T195">&gt; for it), but in North Slavic </text:span><text:span text:style-name="T198">lowered to</text:span><text:span text:style-name="T195"> /a/</text:span><text:span text:style-name="T199">: </text:span><text:span text:style-name="T195">Old Polish (</text:span>Kazania Świ<text:span text:style-name="T200">ę</text:span>tokrzyskie<text:span text:style-name="T195">) </text:span><text:span text:style-name="T201">rec</text:span><text:span text:style-name="T202">a</text:span><text:span text:style-name="T195"> /r'eka/</text:span><text:span text:style-name="T203"> &lt;*rek</text:span><text:span text:style-name="T188">y̨</text:span><text:span text:style-name="T195">, Ru.Ch.Sl. (Vita Methodii) </text:span><text:span text:style-name="T194">вьсемог</text:span><text:span text:style-name="T204">а</text:span><text:span text:style-name="T194">и</text:span><text:span text:style-name="T195"> &lt;*vьxemog</text:span><text:span text:style-name="T188">y̨</text:span><text:span text:style-name="T190">‑jь</text:span><text:span text:style-name="T199">. </text:span><text:span text:style-name="T181">/</text:span><text:span text:style-name="T182">ę̌</text:span><text:span text:style-name="T181">/</text:span><text:span text:style-name="T205"> is responsible for the NSl. /ě/ vs SSl. /ę/ shapes of jo-stem masc. acc. pl. and the ja-stem nom./acc. pl. and gen. sg. endings</text:span><text:span text:style-name="T206"> </text:span><text:span text:style-name="T205">(Kortlandt 1979)</text:span><text:span text:style-name="T207">, which are reflected in respectively the post- and pre-revolutionary spellings of the Russian nom./acc. pl. long-adjective endings -</text:span><text:span text:style-name="T208">ые</text:span><text:span text:style-name="T207"> &lt; *yj</text:span><text:span text:style-name="T205">ě</text:span><text:span text:style-name="T207"> &lt; *yj</text:span><text:span text:style-name="T182">ę̌</text:span><text:span text:style-name="T205"> </text:span><text:span text:style-name="T207"><text:s/>vs -</text:span><text:span text:style-name="T208">ыя</text:span><text:span text:style-name="T207"> &lt; *yja &lt; *yj</text:span><text:span text:style-name="T205">ę</text:span><text:span text:style-name="T207"> &lt; *yj</text:span><text:span text:style-name="T182">ę̌</text:span><text:span text:style-name="T209">.</text:span><text:span text:style-name="T205"> </text:span></text:p>
      <text:p text:style-name="P52"/>
      <text:p text:style-name="P53"><text:span text:style-name="T210">The need for the</text:span><text:span text:style-name="T211"> retention of the</text:span><text:span text:style-name="T210"> /Ǣ/ archiphoneme</text:span><text:span text:style-name="T212">, </text:span><text:span text:style-name="T211">which represent</text:span><text:span text:style-name="T213">s</text:span><text:span text:style-name="T211"> merged Early Common Slavonic *ē *ā</text:span><text:span text:style-name="T210"> </text:span><text:span text:style-name="T211">in the position after palatal consonants, up to this point</text:span><text:span text:style-name="T213"> of LCS</text:span><text:span text:style-name="T211">, </text:span><text:span text:style-name="T210">is explored in detail in Winslow (2022)</text:span><text:span text:style-name="T211">, but t</text:span><text:span text:style-name="T213">he same</text:span><text:span text:style-name="T211"> archiphoneme (</text:span><text:span text:style-name="T213">along with</text:span><text:span text:style-name="T211"> its short counterpart /</text:span>Æ<text:span text:style-name="T214">/)</text:span><text:span text:style-name="T215"> was explicitly posited by Kortlandt</text:span><text:span text:style-name="T213"> as far back as 1979 (p.266)</text:span><text:span text:style-name="T216"> as part of his ECS system</text:span><text:span text:style-name="T215">. </text:span><text:span text:style-name="T217">In short, </text:span><text:span text:style-name="T218">a combination of: </text:span></text:p>
      <text:p text:style-name="P54"><text:span text:style-name="T218"><text:tab/>1.) </text:span><text:span text:style-name="T217">the lack of any device in the Glagolitic alphabet to render /ja ńa ŕa ĺa/ sequences (for which Glagolitic texts must use the jat' &lt;</text:span><text:span text:style-name="T219">ⱑ</text:span><text:span text:style-name="T217">&gt; letter whose base-value is /ě/)</text:span><text:span text:style-name="T218">; </text:span></text:p>
      <text:p text:style-name="P55"><text:span text:style-name="T218"><text:tab/>2.)</text:span><text:span text:style-name="T220"> overwhelming</text:span><text:span text:style-name="T218"> spellings of palatal-letter (&lt;</text:span><text:span text:style-name="T221">ⱍⱎⰶⱌ</text:span><text:span text:style-name="T218">&gt;) + jat' in the Kiev Folia (</text:span><text:span text:style-name="T220">the oldest and therefore least distant </text:span><text:span text:style-name="T222">ms. </text:span><text:span text:style-name="T220">from the </text:span><text:span text:style-name="T223">'</text:span><text:span text:style-name="T220">original</text:span><text:span text:style-name="T223">'</text:span><text:span text:style-name="T220"> </text:span><text:span text:style-name="T223">OCS,</text:span><text:span text:style-name="T220"> as first codified by Cyrill and Methodius</text:span><text:span text:style-name="T224"> and</text:span><text:span text:style-name="T218"> </text:span><text:span text:style-name="T220">for which the Glagolitic alphabet was devised</text:span><text:span text:style-name="T218">)</text:span><text:span text:style-name="T220"> </text:span><text:span text:style-name="T218">for the reflexes of LCS *č/š/ž/ћ + *Ǣ </text:span><text:span text:style-name="T220">(</text:span><text:span text:style-name="T225">e.g. </text:span><text:span text:style-name="T226">ⱁⰱⱑⱌⱑⰾⱏ</text:span><text:span text:style-name="T225"> &lt;*ob‑věћǢlъ</text:span><text:span text:style-name="T220">, </text:span><text:span text:style-name="T226">ⰴⱆⱎⱑⰿⰻ</text:span><text:span text:style-name="T225"> &lt;*dušǢmi),</text:span><text:span text:style-name="T220"> </text:span><text:span text:style-name="T218">as well as occasional traces of such spellings in later Glagolitic OCS (e.g. Psal. </text:span><text:span text:style-name="T221">ⱍⱑⱎⱗ </text:span><text:span text:style-name="T218">&lt;*čǢšę); and</text:span></text:p>
      <text:p text:style-name="P55"><text:span text:style-name="T227"><text:tab/></text:span><text:span text:style-name="T218">3.) the evidence of certain modern Bulgarian dialects, which have reflexes of LCS *ě in words like </text:span><text:span text:style-name="T228">ж'еба &lt;</text:span><text:span text:style-name="T229">*žǢba 'toad'</text:span><text:span text:style-name="T230">,</text:span></text:p>
      <text:p text:style-name="P56"/>
      <text:p text:style-name="P57"><text:span text:style-name="T231">all together point very strongly towards there having occurred a split on the Southeastern periphery of Slavic between LCS dialects which have /ě/ &lt; *Ǣ and the majority of the rest which got /a/, and that original OCS </text:span><text:span text:style-name="T232">('Urkirchenslavisch') </text:span><text:span text:style-name="T231">was a</text:span><text:span text:style-name="T233">n</text:span><text:span text:style-name="T231"> *Ǣ &gt; /ě/ dialect.</text:span><text:span text:style-name="T234"> I posit that *Ǣ remained until the opposition /a/:/ě/ after palatal consonants was reintroduced when PV2 and PV3 brought new soft-consonants /c ś </text:span>dź<text:span text:style-name="T235">/ into the system, which could be followed by both /a/ and /ě/: /stь</text:span><text:span text:style-name="T236">dźa</text:span><text:span text:style-name="T235">/ &lt; *stьga (PV3) vs /no</text:span><text:span text:style-name="T236">dźě</text:span><text:span text:style-name="T237">/ &lt;*nogě (PV</text:span><text:span text:style-name="T238">2</text:span><text:span text:style-name="T237">) (Winslow 2022: 304-305). </text:span><text:span text:style-name="T239">Thus since</text:span><text:span text:style-name="T237"> my LCS system </text:span><text:span text:style-name="T239">is based on</text:span><text:span text:style-name="T237"> a point just </text:span><text:span text:style-name="T240">before</text:span><text:span text:style-name="T237"> PV2 and PV3, </text:span><text:span text:style-name="T239">I must also retain the *Ǣ archiphoneme.</text:span><text:span text:style-name="T239"><text:note text:id="ftn5" text:note-class="footnote"><text:note-citation>5</text:note-citation><text:note-body><text:p text:style-name="P58">It's possible to argue that <text:span text:style-name="T241">the </text:span>short *Æ <text:span text:style-name="T241">counterpart to *</text:span><text:span text:style-name="T242">Ǣ</text:span><text:span text:style-name="T241"> </text:span>persisted in ESl. until after the Fall of the Jers, and that the so-called e &gt; o shift before hard-consonants / back-vowelled syllables is actually just the resolution of this archiphoneme as /o/ (where <text:span text:style-name="T243">palatalisation </text:span>of the preceding consonant remained, <text:span text:style-name="T244">e.g. </text:span>Ukr. <text:span text:style-name="T245">бджола</text:span> &lt;*pъčÆla, or was newly phonemicised, <text:span text:style-name="T244">e.g. </text:span>Ru. <text:span text:style-name="T245">вёсла</text:span> &lt;*v'Æsla &lt;*vesla), and that there was never a stage whe<text:span text:style-name="T246">n</text:span> these words had /e/ (based among other things on &lt;о&gt; spellings regardless of stress after palatal-letters in very early texts, and even after the letters for secondarily-soft LCS plain consonants in the Birchbark <text:span text:style-name="T247">documents</text:span> (Le Feuvre 1993, Nakonečnyj 1962), but there isn't space to elaborate on the issue here (see Winslow 2022: 304 fn.16). <text:span text:style-name="T248">U</text:span>nlike <text:span text:style-name="T248">the situation with long</text:span> <text:span text:style-name="T249">*</text:span><text:span text:style-name="T250">Ǣ</text:span>,<text:span text:style-name="T248"> </text:span>OCS shows no sign of anything but an /e/ reflex<text:span text:style-name="T248"> of short *Æ</text:span> (and indeed the fact that the East Slavs inherited their writing system ultimately from <text:span text:style-name="T244">the Urkirchenslavisch system</text:span> designed for such a dialect, rather than one which had a clear way of writing &lt;soft consonant&gt; + &lt;o&gt;, is likely the reason that /o/ reflexes are <text:span text:style-name="T251">so </text:span>rarely detectable in the early texts, since &lt;e&gt; had to be used for both /e/ and /’o/, cf. the spelling <text:span text:style-name="T252">є̑</text:span><text:span text:style-name="T253">вшанъ</text:span> of the Kipchak word /jovşan/ ‘wormwood’ in the Hypatian Codex, whose modern cognates <text:span text:style-name="T254">(</text:span>Turkmen <text:span text:style-name="T245">ýow</text:span><text:span text:style-name="T255">ş</text:span><text:span text:style-name="T245">an</text:span><text:span text:style-name="T254"> /jowşan/</text:span>, Kazakh <text:span text:style-name="T245">жусан</text:span> /žuwsan/<text:span text:style-name="T256">, Azeri </text:span><text:span text:style-name="T257">yov</text:span><text:span text:style-name="T255">ş</text:span><text:span text:style-name="T257">an</text:span><text:span text:style-name="T254">)</text:span> unambiguously point to a Kipchak <text:span text:style-name="T258">/o</text:span><text:span text:style-name="T259">/</text:span>), and the history of the East Slavic /o/ reflexes remains the subject of much disagreement, so it's simpler for everyone <text:span text:style-name="T260">if I</text:span> continue the traditional practice of writing LCS *e<text:span text:style-name="T261"> after palatals</text:span>, even if that strictly speaking is inconsistent with my use of *<text:span text:style-name="T250">Ǣ</text:span><text:span text:style-name="T248">.</text:span></text:p></text:note-body></text:note></text:span><text:span text:style-name="T237"> </text:span></text:p>
      <text:p text:style-name="P59"/>
      <text:p text:style-name="P60"><text:span text:style-name="T262">T</text:span><text:span text:style-name="T263">he syllabic liquids /</text:span><text:span text:style-name="T264">ŕ̥ ĺ̥ r̥ l̥</text:span><text:span text:style-name="T263">/ </text:span><text:span text:style-name="T262">are included </text:span><text:span text:style-name="T263">as unitary vocalic phonemes,</text:span><text:span text:style-name="T265"> following Schenker (1995: 94),</text:span><text:span text:style-name="T263"> rather than as combinations of /ь ъ/ + /ŕ ĺ r</text:span><text:span text:style-name="T262"> </text:span><text:span text:style-name="T263">l/, because these groups descend from PIE syllabic liquids and many descendant </text:span><text:span text:style-name="T265">South </text:span><text:span text:style-name="T263">Slavic dialects which retain syllabic liquids in this position</text:span><text:span text:style-name="T266"> (</text:span><text:span text:style-name="T265">including </text:span><text:span text:style-name="T267">most of</text:span><text:span text:style-name="T266"> those underlying canonical OCS)</text:span><text:span text:style-name="T263"> do not show any evidence of an intervening oral-vowel + liquid stage (such a view is shared by Bethin 199</text:span><text:span text:style-name="T268">8</text:span><text:span text:style-name="T263">: 71-72; cf. also Bulgarian dialectal </text:span><text:soft-page-break/><text:span text:style-name="T263">evidence in Stojkov 1954: 130-131, where hard consonants precede reflexes of the LCS /ĺ</text:span><text:span text:style-name="T269">̥</text:span><text:span text:style-name="T263"> ŕ</text:span><text:span text:style-name="T269">̥</text:span><text:span text:style-name="T263">/ even in dialects with secondarily-palatalised consonants before fallen weak LCS /ь/).</text:span></text:p>
      <text:p text:style-name="P61">The need for both front and back *ŕ̥ *r̥ is unambiguously shown by the East Slavic reflexes /er/ and /or/ (<text:span text:style-name="T270">Ru. </text:span><text:span text:style-name="T245">смерть</text:span>, <text:span text:style-name="T245">морковь</text:span>), but *ĺ̥ vs *l̥ is more complicated: PIE<text:span text:style-name="T271"> *pl̥nos,</text:span> *<text:span text:style-name="T271">wl̥k</text:span><text:span text:style-name="T272">w</text:span><text:span text:style-name="T273">os &gt;</text:span> Lithuanian<text:span text:style-name="T245"> pilnas</text:span><text:span text:style-name="T274"> 'full',</text:span><text:span text:style-name="T245"> wilkas</text:span><text:span text:style-name="T274"> 'wolf'</text:span><text:span text:style-name="T245"> </text:span><text:span text:style-name="T274">(LCS *pĺ̥nъ</text:span><text:span text:style-name="T275">, *vĺ̥kъ</text:span><text:span text:style-name="T274">) vs</text:span><text:span text:style-name="T276"> Lith.</text:span><text:span text:style-name="T245"> stulpas</text:span><text:span text:style-name="T274"> (LCS *stl̥pъ 'pillar') suggests that Balto-Slavic had differentiated front/back variants of the PIE syllabic </text:span><text:span text:style-name="T277">*l̥</text:span><text:span text:style-name="T275"> (Bethin 1998: 69)</text:span><text:span text:style-name="T278">, </text:span><text:span text:style-name="T275">but the ancestor to East Slavic backed all vowels preceding tautosyllabic /l/ (Ru. молоко &lt; Proto-ESl. *molko <text:s/>&lt; LCS *melko &gt; OCS млѣко), and thus only has /</text:span><text:span text:style-name="T279">ol</text:span><text:span text:style-name="T275">/ reflexes here: Ru. </text:span><text:span text:style-name="T278">волк</text:span><text:span text:style-name="T275">, </text:span><text:span text:style-name="T278">столб</text:span><text:span text:style-name="T280">,</text:span><text:span text:style-name="T275"> </text:span><text:span text:style-name="T278">полный</text:span><text:span text:style-name="T275">. It's true that Polish has </text:span><text:span text:style-name="T278">wilk </text:span><text:span text:style-name="T275">and </text:span><text:span text:style-name="T278">milcze</text:span><text:span text:style-name="T281">ć</text:span><text:span text:style-name="T275"> (&lt;*mĺ̥čǢti), but the Polish reflexes are complicated and likely have more to do with the surrounding consonants: </text:span><text:span text:style-name="T274">*pĺ̥nъ</text:span><text:span text:style-name="T275"> </text:span><text:span text:style-name="T282">by contrast </text:span><text:span text:style-name="T275">gives </text:span><text:span text:style-name="T278">pe</text:span><text:span text:style-name="T281">ł</text:span><text:span text:style-name="T278">ny </text:span><text:span text:style-name="T275">with hardened /l/ and the Polish non-palatalising</text:span><text:span text:style-name="T283">-</text:span><text:span text:style-name="T275">/e/ reflex of *ъ</text:span><text:span text:style-name="T282">, and the differing reflexes in</text:span><text:span text:style-name="T284"> wierzch</text:span><text:span text:style-name="T282"> &lt;*vŕ̥xъ, <text:s/></text:span><text:span text:style-name="T285">ś</text:span><text:span text:style-name="T284">mier</text:span><text:span text:style-name="T281">ć</text:span><text:span text:style-name="T286"> &lt;*sъmŕ̥tь and </text:span><text:span text:style-name="T285">martwy</text:span><text:span text:style-name="T286"> &lt;*mŕ̥tvъ</text:span><text:span text:style-name="T287">jь</text:span><text:span text:style-name="T286"> rule out any explanation based on </text:span><text:span text:style-name="T288">the </text:span><text:span text:style-name="T286">nature of the LCS syllabic-liquid alone </text:span><text:span text:style-name="T282">(for </text:span><text:span text:style-name="T289">more </text:span><text:span text:style-name="T282">discussion see Bethin op. cit.: 73-75). </text:span></text:p>
      <text:p text:style-name="P62"><text:span text:style-name="T290">While m</text:span><text:span text:style-name="T291">ost OCS shows no sign at all of a front-back distinction</text:span><text:span text:style-name="T292"> in the syllabic-liquids</text:span><text:span text:style-name="T290"> and writes</text:span><text:span text:style-name="T291"> the reflexes of these groups </text:span><text:span text:style-name="T292">overwhelmingly</text:span><text:span text:style-name="T290"> with</text:span><text:span text:style-name="T291"> &lt;</text:span><text:span text:style-name="T293">ръ</text:span><text:span text:style-name="T291">&gt;</text:span><text:span text:style-name="T290"> and</text:span><text:span text:style-name="T291"> &lt;</text:span><text:span text:style-name="T293">лъ</text:span><text:span text:style-name="T291">&gt;,</text:span><text:span text:style-name="T292"> the Kiev Folia, which is the only OCS text that reflects a pre-Jer Shift stage and is very nearly flawless in its etymologically correct rendering of the jers, </text:span><text:span text:style-name="T294">also </text:span><text:span text:style-name="T292">spells *ŕ̥ *r̥ and *ĺ̥ <text:s/></text:span><text:span text:style-name="T294">as one would expect: </text:span><text:span text:style-name="T295">ⱄⰽⰲ</text:span><text:span text:style-name="T296">ⱃⱐ</text:span><text:span text:style-name="T295">ⱀ</text:span><text:span text:style-name="T294">‑ </text:span><text:span text:style-name="T295">ⱅⰲ</text:span><text:span text:style-name="T296">ⱃⱐ</text:span><text:span text:style-name="T295">ⰴ</text:span><text:span text:style-name="T294">‑</text:span><text:span text:style-name="T295"> ⱄ</text:span><text:span text:style-name="T296">ⱃⱐ</text:span><text:span text:style-name="T295">ⰴⱐⱌ</text:span><text:span text:style-name="T294">‑</text:span><text:span text:style-name="T295"> ⰴ</text:span><text:span text:style-name="T296">ⱃⱐ</text:span><text:span text:style-name="T295">ⰶ</text:span><text:span text:style-name="T294">‑</text:span><text:span text:style-name="T295"> </text:span><text:span text:style-name="T294">&lt;*ŕ̥, </text:span><text:span text:style-name="T295">ⱄⰽ</text:span><text:span text:style-name="T296">ⱃⱏ</text:span><text:span text:style-name="T295">ⰱⱐⱀⰹ</text:span><text:span text:style-name="T294"> &lt;*r̥, and </text:span><text:span text:style-name="T295">ⱀⰰⱂ</text:span><text:span text:style-name="T296">ⰾⱐ</text:span><text:span text:style-name="T295">ⱀⰵⱀⰺ</text:span><text:span text:style-name="T294"> &lt;*ĺ̥ </text:span><text:span text:style-name="T297">(Winslow 2022: 313)</text:span><text:span text:style-name="T298">,</text:span><text:span text:style-name="T297"> </text:span><text:span text:style-name="T294">and even Zographensis spells all 5 occurences of *vĺ̥k‑ 'wolf' with </text:span><text:span text:style-name="T295">ⰲ</text:span><text:span text:style-name="T296">ⰾⱐ</text:span><text:span text:style-name="T299">ⰽ</text:span><text:span text:style-name="T294">‑/</text:span><text:span text:style-name="T295">ⰲ</text:span><text:span text:style-name="T296">ⰾⱐ</text:span><text:span text:style-name="T295">ⱌ</text:span><text:span text:style-name="T294">‑ and all 15 instances of its *‑mĺ̥č‑ root with ‑</text:span><text:span text:style-name="T295">ⰿ</text:span><text:span text:style-name="T296">ⰾⱐ</text:span><text:span text:style-name="T295">ⱍ</text:span><text:span text:style-name="T294">‑</text:span><text:span text:style-name="T290"> (e.g. </text:span><text:span text:style-name="T300">ⱆⰿ</text:span><text:span text:style-name="T301">ⰾⱐ</text:span><text:span text:style-name="T300">ⱍⰰⱎⱔ</text:span><text:span text:style-name="T290">)</text:span><text:span text:style-name="T302">.</text:span><text:span text:style-name="T297"> </text:span><text:span text:style-name="T290">Therefore, taken as a whole the Slavic evidence </text:span><text:span text:style-name="T303">pretty securely points to front and back variants of both syllabic liquids,</text:span><text:span text:style-name="T290"> and for searching purposes it's far preferable to denote them with separate symbols</text:span><text:span text:style-name="T290"><text:note text:id="ftn6" text:note-class="footnote"><text:note-citation>6</text:note-citation><text:note-body><text:p text:style-name="P63">In the database I will have to use the single Unicode characters <text:span text:style-name="T304">&lt;</text:span>ṛ ṝ ḷ ḹ<text:span text:style-name="T304">&gt;</text:span>, rather than what's shown in my table, since the latter cannot actually be rendered without <text:span text:style-name="T305">using the letters for /r ŕ l ĺ/ plus the 'combining ring below' U+0325 symbol, which means searches for the consonant</text:span><text:span text:style-name="T306">al</text:span><text:span text:style-name="T305"> liquids on their own will also return results containing syllabic liquids.</text:span><text:span text:style-name="T304"> The same </text:span><text:span text:style-name="T307">problem affect</text:span><text:span text:style-name="T308">s</text:span><text:span text:style-name="T304"> /</text:span><text:span text:style-name="T309">ę̌</text:span><text:span text:style-name="T310"> </text:span><text:span text:style-name="T188">y̨</text:span><text:span text:style-name="T311">/, which I will have to replace with &lt;ḝ ỹ&gt;.</text:span></text:p></text:note-body></text:note></text:span><text:span text:style-name="T290"> rather than as the sequences /ьr ъr ьl ъl/ (which there is zero evidence for anyway). </text:span></text:p>
      <text:p text:style-name="P64"/>
      <text:p text:style-name="P65">Dejotation</text:p>
      <text:p text:style-name="P66">The dejotated reflexes of *tj, *kt+front-vowel <text:span text:style-name="T312">and </text:span>*dj are denoted using the modern Serbian Cyrillic letters /<text:span text:style-name="T312">ћ</text:span>/ and /<text:span text:style-name="T312">ђ</text:span>/ <text:span text:style-name="T313">respectively</text:span>, because <text:span text:style-name="T314">the </text:span><text:span text:style-name="T315">commonly used </text:span><text:span text:style-name="T314">alternatives, </text:span><text:span text:style-name="T315">i.e. /</text:span><text:span text:style-name="T316">ť ď</text:span><text:span text:style-name="T314">/ </text:span><text:span text:style-name="T315">or /ḱ ǵ/, or variations thereof, are </text:span><text:span text:style-name="T314">visually too close to</text:span><text:span text:style-name="T317"> symbols used </text:span><text:span text:style-name="T318">elsewhere in the system. /ḱ, ǵ/ (as used </text:span><text:span text:style-name="T315">for /ћ ђ/ </text:span><text:span text:style-name="T318">at the behest of the editor in Winslow 2022) are </text:span><text:span text:style-name="T315">anyway </text:span><text:span text:style-name="T318">already used in my system for foreign /k, g/ before front-vowels.</text:span></text:p>
      <text:p text:style-name="P67">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253">ⰼ ⱋ</text:span>&gt; for both sets (i.e. alongside attested <text:span text:style-name="T253">ⰻⰼⰵⰿⱁⱀⱏ</text:span> &lt; ἡγεμών would have been **<text:span text:style-name="T253">ⱁⱄⱘⰼⰵⱀⰻ</text:span> &lt;*osǫђeni, and alongside attested <text:span text:style-name="T253">ⰴⱐⱋⰵⱃⱐ</text:span> &lt;*dъћerь would have been **<text:span text:style-name="T253">ⱋⰻⱀⱏⱄⱏ</text:span> &lt; κῆνσος<text:note text:id="ftn7" text:note-class="footnote"><text:note-citation>7</text:note-citation><text:note-body><text:p text:style-name="Footnote">Interestingly, this aspect of the hypothesised Urksl. orthographic system has rearisen in the modern Macedonian standard due to Turkish loanwords: <text:span text:style-name="T245">ќемер</text:span> &lt; Tk. <text:span text:style-name="T245">kemer</text:span> ‘belt’, <text:span text:style-name="T245">ќе</text:span> &lt; *[xъ]ћe[tъ]; <text:span text:style-name="T245">ѓон</text:span> &lt; Tk. <text:span text:style-name="T245">gön</text:span> ‘leather’, <text:span text:style-name="T245">меѓу</text:span> &lt;*meђu.</text:p></text:note-body></text:note>), does not prevent us from keeping the foreign sounds separate for our LCS stage, since clearly they differed enough in all the dialects underlying actually attested OCS to be written separately.</text:p>
      <text:p text:style-name="P67">Pre-dejotation *stj and *zdj are differentiated from the PV1 reflexes of *sk and *zg by writing the former as *šћ and *žђ and the latter as *šč and *žǯ, even though their modern reflexes do not differ from each other anywhere <text:span text:style-name="T319">and so</text:span> must've fallen together in the CS period<text:span text:style-name="T320">,</text:span> because they often alternate with their respective un-palatalised counterparts morphologically and derivationally, e.g. očistiti:očišћenьje vs. jьskati:jьščǫ, jǢzditi:jǢžђǫ vs jьzgъnati:jьžǯenǫ.</text:p>
      <text:p text:style-name="P67">Therefore the only dejotation-reflexes which are not fully “undoable” under my notation are those of *sj and *zj <text:s/>and *kt, viz. /š ž ћ/.</text:p>
      <text:p text:style-name="P67"><text:soft-page-break/>Autoreconstructed forms are actually built out of a pre-dejotation stage, with dejotation applied as a post-processing step, because this greatly simplifies the inflectional morphology in places like the 1sg. pres and past-active-participle of class IV (-iti) verbs: we can just use the desinences *-jǫ and *-jь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245">siujan</text:span> confirms an ECS form *sjū-tei for the verb *šiti), which it is outside the scope of this project to consider, as the goal here is to enable investigations of actual texts, for which such ECS differences are irrelevant. I cannot<text:span text:style-name="T321"> therefore</text:span> consistently offer pre-dejotation reconstructions, because stems containing reflexes of *sj and *zj are only ever reconstructed with š ž <text:span text:style-name="T322">//</text:span><text:span text:style-name="T323">unfinished</text:span></text:p>
      <text:p text:style-name="P68">some brief words about dejotated labials and epenthetic ĺ, which in my system is taken as the regular LCS outcome, removed only by later dialect-specific developments</text:p>
      <text:p text:style-name="P69"/>
      <text:p text:style-name="P70"><text:bookmark text:name="docs-internal-guid-10c48745-7fff-6ee8-4943-7cad2689b133"/><text:span text:style-name="T324">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s’ dz’/, is ahistorical. However it should be reemphasised that the primary goal of my LCS reconstructions is to act as an index allowing reflexes in texts to be found, not to be a historically realistic description of some actually-existing LCS dialect. The absence of PV2 in Novgorodian shows that it cannot have preceded dejotation everywhere in Slavic, and in any case the replacement of the sequences /tj dj nj lj rj/ by articulatorily distinct combined units, no longer associated by speakers with their /t/ and /j/ phonemes, is </text:span><text:span text:style-name="T325">structurally</text:span><text:span text:style-name="T326"> </text:span><text:span text:style-name="T324">completely irrelevant unless and until these new units merge with existing phonemes (or new sequences of dental + /j/ are introduced), as e.g. in the KF dialect where /tj/ merged with /c/ from PV2/3, or in ESl. where it merged with /č/ from PV1. A language which had distinct Serbian-like palatal /c’ dj’/ reflexes of *tj and *dj, and also no 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span></text:p>
      <text:p text:style-name="P71">Word-initial *j-</text:p>
      <text:p text:style-name="P72">The tendency for ECS *ā- to have taken prothetic /j/ by LCS <text:span text:style-name="T327">times</text:span> (in accordance with the drive towards op<text:span text:style-name="T328">e</text:span>n syllables) can <text:span text:style-name="T328">make it difficult to distinguish these groups </text:span><text:span text:style-name="T329">from *jǢ‑ </text:span>in the absence of wider Indo-European evidence. <text:span text:style-name="T328">N</text:span>ormally I’<text:span text:style-name="T328">ve</text:span> <text:span text:style-name="T330">follow</text:span><text:span text:style-name="T328">ed</text:span><text:span text:style-name="T330"> Derksen (2009), or the ESSJA, but for certain lexemes, e.g. *ama ‘pit’, which in OCS is spelt overwhelmingly with </text:span><text:span text:style-name="T331">ⱑⰿ</text:span><text:span text:style-name="T330">‑ </text:span><text:span text:style-name="T328">or </text:span><text:span text:style-name="T331">ꙗм</text:span><text:span text:style-name="T330">‑, </text:span><text:span text:style-name="T328">the single Greek cognate </text:span><text:span text:style-name="T332">ἄμη </text:span><text:span text:style-name="T328">adduced by ESSJa I p.70 in favour of jot-less *am- i</text:span><text:span text:style-name="T333">s not enough to categorically exclude the alternative *jǢma.</text:span><text:span text:style-name="T334"> In particular the 1sg. nom. pronoun *azъ/jǢzъ is</text:span><text:span text:style-name="T335"> especially</text:span><text:span text:style-name="T334"> problematic</text:span><text:span text:style-name="T336">: </text:span><text:span text:style-name="T337">I follow </text:span><text:span text:style-name="T336">ESSJA I p.100</text:span><text:span text:style-name="T338"> which ultimately plumps for</text:span><text:span text:style-name="T336"> *azъ, </text:span><text:span text:style-name="T338">but </text:span><text:span text:style-name="T336">Derksen doesn't </text:span><text:span text:style-name="T339">discuss</text:span><text:span text:style-name="T336"> it at all. </text:span><text:span text:style-name="T339">A lengthy discussion of the evidence can be found in </text:span><text:span text:style-name="T340">T</text:span><text:span text:style-name="T336">eneva</text:span><text:span text:style-name="T341">'s</text:span><text:span text:style-name="T336"> (2012)</text:span><text:span text:style-name="T342"> article on the subject</text:span></text:p>
      <text:p text:style-name="P72"/>
      <text:p text:style-name="P72"/>
      <text:p text:style-name="P73"><text:soft-page-break/>Like Derksen, I assume that roots going back to PIE jot-less long *ē <text:span text:style-name="T343">or dipthongal *oi-,</text:span> <text:span text:style-name="T344">e.g.</text:span> the root for ‘to eat’, PIE *h₁ēd, <text:span text:style-name="T345">all took prothetic *j and merged with *jǢ‑ from other sources, unlike Durnovo (1929: 54), who seems to think that </text:span><text:span text:style-name="T343">such a development was limited to Bulgarian and Macedonian dialects, including those underlying OCS (where in the Cyrillic mss. we get regular </text:span><text:span text:style-name="T346">ꙗсти</text:span><text:span text:style-name="T343"> etc.). Isolated nominal forms like Ru. </text:span><text:span text:style-name="T347">язва</text:span><text:span text:style-name="T343"> (which Derksen derives from a Balto-Slavic *oi‑ based on Lith. </text:span><text:span text:style-name="T347">aiža</text:span><text:span text:style-name="T343"> and Old Prussian </text:span><text:span text:style-name="T347">eyswo</text:span><text:span text:style-name="T343">) suggest that *ě reflexes in the modern forms of verbs like Ru. </text:span><text:span text:style-name="T347">ехать</text:span><text:span text:style-name="T343">, Pol. </text:span><text:span text:style-name="T347">jeść</text:span><text:span text:style-name="T343"> </text:span><text:span text:style-name="T348">are later</text:span><text:span text:style-name="T349"> generalis</text:span><text:span text:style-name="T348">ations</text:span><text:span text:style-name="T349"> from prefixed forms like OR </text:span><text:span text:style-name="T350">сънѣсти</text:span><text:span text:style-name="T351">, </text:span><text:span text:style-name="T352">where no jot-prothesis could take place </text:span><text:span text:style-name="T353">(cf. Schenker 1995: 88, Winslow 2022: 302 fn.14).</text:span></text:p>
      <text:p text:style-name="P74"/>
      <text:p text:style-name="P75">With word-initial *ji-/*jь-, I follow Derksen's (2009: 16) practice of writing *jь-, even though Derksen himself (2003) has argued for a split between *ji- and *jь- conditioned <text:span text:style-name="T354">partly </text:span>by accentological factors (which, as stated above, I have chosen not to consider). Most of the modern languages reflect these groups as just /i-/, except for Czech and Ukrainian<text:span text:style-name="T355">:</text:span> forms like Cz. <text:span text:style-name="T245">jdou</text:span> and Ukr. (<text:span text:style-name="T356">after</text:span> vowels) <text:span text:style-name="T245">йдyть</text:span> appear to have treated the weak-jer in *jьd<text:span text:style-name="T355">ǫ</text:span>tь just like any other and retained the /j/, and Ukr. <text:span text:style-name="T245">ськати</text:span> &lt;*jьskati (with the restricted meaning ‘look for nits/fleas in someone's hair’ after the base-meaning ‘seek’ was transferred to the Polonism шукати) shows the expected Ukr. softening of the /s/ after fallen weak-jer in *ьsk groups (cf. поль<text:span text:style-name="T357">сь</text:span>кий). </text:p>
      <text:p text:style-name="P75"/>
      <text:p text:style-name="P76">//I've just realised that th<text:span text:style-name="T358">e</text:span> entire argument below is wrong because I forgot how Havlik's Law works: the middle-jer in these forms would be strong so the thing I'm talking about never showing up as &lt;ⰵ&gt; would be weak and thus not expected to vocalise<text:span text:style-name="T359"> anyway</text:span>.</text:p>
      <text:p text:style-name="P77">I make an exception for certain forms of the personal-pronoun *jь, however, and write *jimь, *jima, *jixъ *jimъ and *jimi for the masc/nt. instr. sg. and dat.<text:span text:style-name="T338">/i</text:span>nstr. dual<text:span text:style-name="T338">/</text:span>pl., because<text:span text:style-name="T360"> Czech here has</text:span><text:span text:style-name="T361"> jim jich jimi</text:span><text:span text:style-name="T362">,</text:span><text:span text:style-name="T245"> </text:span><text:span text:style-name="T363">and </text:span>even those <text:span text:style-name="T338">OCS</text:span> manuscripts which often show a<text:span text:style-name="T364">n</text:span> &lt;<text:span text:style-name="T365">ⰵ</text:span>&gt; reflex of strong *ь before *j never show such in the gen pl. forms of soft-stem long-adjectives and participles (which we'd expect if these forms reflected LCS *ь-jьxъ; one exception is Zogr. <text:span text:style-name="T338">John 5 (</text:span><text:span text:style-name="T366">check ms. because TOROT Zogr. is unreliable and this is from an autotagged bit</text:span><text:span text:style-name="T338">)</text:span><text:span text:style-name="T365"> ⱍⰰⱙⱎⱅ</text:span><text:span text:style-name="T367">ⰵ</text:span><text:span text:style-name="T365">ⰺⱈⱏ</text:span> &lt;*č<text:span text:style-name="T338">Ǣjǫћ</text:span>ь-jixъ, but Zogr. otherwise never(?) writes strong tense front-jer as &lt;<text:span text:style-name="T365">ⰵ</text:span>&gt;; the mss. which often do, like Assem. <text:span text:style-name="T365">ⰲⱔⱋ</text:span><text:span text:style-name="T367">ⰵ</text:span><text:span text:style-name="T365">ⰻ</text:span><text:span text:style-name="T368">̅</text:span><text:span text:style-name="T369"> </text:span><text:span text:style-name="T370">&lt;*vęћьjь</text:span>, <text:span text:style-name="T371">ⰲⰵⰾ</text:span><text:span text:style-name="T372">ⰵ</text:span><text:span text:style-name="T371">ⰻ</text:span><text:span text:style-name="T373">̅</text:span><text:span text:style-name="T369"> </text:span><text:span text:style-name="T374">&lt;*</text:span><text:span text:style-name="T370">velьjь,</text:span><text:span text:style-name="T374"> </text:span><text:s/><text:span text:style-name="T375">ⱃⱁⰶⰴ</text:span><text:span text:style-name="T376">ⰵ</text:span><text:span text:style-name="T375">ⰻ</text:span><text:span text:style-name="T377">̅</text:span><text:span text:style-name="T374"> &lt;*roђь‑jь,</text:span> Mar. <text:span text:style-name="T378">ⰱⱁⰾ</text:span><text:span text:style-name="T379">ⰵ</text:span><text:span text:style-name="T378">ⰻ</text:span><text:span text:style-name="T380"> &lt;*boĺьjь</text:span>, <text:span text:style-name="T378">ⰾⱓⰴ</text:span><text:span text:style-name="T379">ⰵ</text:span><text:span text:style-name="T378">ⰻ</text:span><text:span text:style-name="T380"> &lt;*ĺudьjь</text:span>, <text:span text:style-name="T378">ⱆⰴⰰⱃ</text:span><text:span text:style-name="T379">ⰵ</text:span><text:span text:style-name="T378">ⰻ</text:span><text:span text:style-name="T380"> &lt;*udaŕь‑jь</text:span>, Psal. <text:span text:style-name="T378">ⰴⱐⱀ</text:span><text:span text:style-name="T379">ⰵ</text:span><text:span text:style-name="T378">ⰹ</text:span><text:span text:style-name="T380"> &lt;*dьnьjь</text:span>, etc., never have &lt;<text:span text:style-name="T381">ⰵ</text:span>&gt; for the first jer in Gpl. <text:span text:style-name="T382">long-adjectival </text:span>forms.</text:p>
      <text:p text:style-name="P78"/>
      <text:p text:style-name="P79">Prefixed forms like *do‑jьti 'to come, arrive' for mor<text:span text:style-name="T383">p</text:span>hological reasons have to be distinguished from the class 4 verb *dojiti<text:span text:style-name="T384">/dojiši/dojimъ etc.</text:span> 'to breastfeed'<text:span text:style-name="T383"> (and its deriv</text:span><text:span text:style-name="T384">ed noun</text:span><text:span text:style-name="T383"> *dojilika)</text:span>, <text:span text:style-name="T384">a difference which is reflected in the modern Ukrainian </text:span><text:span text:style-name="T385">дійти</text:span><text:span text:style-name="T384"> (&lt;*dojьti with compensatorily-lengthened /o/ &gt; /i/) vs </text:span><text:span text:style-name="T385">доїти</text:span><text:span text:style-name="T386">. </text:span><text:span text:style-name="T387">//this is not principled or well-grounded, I should probably reference Shevelov's book here</text:span></text:p>
      <text:p text:style-name="P78"/>
      <text:p text:style-name="P78"/>
      <text:p text:style-name="P80"><text:span text:style-name="T360">F</text:span>oreign *e- are all reconstructed identically to native words as *je-, (jeǵüpъtъ etc.), because <text:span text:style-name="T360">no distinction between them is detectable in the Glagolitic mss.</text:span><text:span text:style-name="T388"> and the total ban on word-initial *e- in the native LCS sysytem would make adpation of foreign /e-/ to /je-/ automatic, but the innovation of the &lt;</text:span><text:span text:style-name="T389">ѥ</text:span><text:span text:style-name="T390">&gt; letter in Cyrillic and the detectable distinctions in Supr. between foreign &lt;е-&gt; and native &lt;</text:span><text:span text:style-name="T389">ѥ</text:span><text:span text:style-name="T390">-&gt; spellings suggests that this decision should perhaps be reversed.</text:span></text:p>
      <text:p text:style-name="P74"/>
      <text:p text:style-name="P81">*u-, *ju- : ju- only for inherited PIE *y-</text:p>
      <text:p text:style-name="P82"/>
      <text:p text:style-name="P83"/>
      <text:p text:style-name="P84">treatment of clusters like jьs-šьdъ jьs-kě, which in OCS are simplified but kept separate by me, vs ot-xod, ob-xod, which I reconstruct as simplified to ox-, ox-<text:span text:style-name="T391">, issues of reformation with jer-containing prefixes like otъ- in many words </text:span></text:p>
      <text:p text:style-name="P85"><text:s/></text:p>
      <text:p text:style-name="P86"><text:soft-page-break/></text:p>
      <text:p text:style-name="P87"><text:span text:style-name="T392">An example of</text:span><text:span text:style-name="T393"> </text:span><text:span text:style-name="T392">morphological</text:span><text:span text:style-name="T393"> </text:span><text:span text:style-name="T392">change contingent upon structural phonological change, leading to manuscript forms which preclude </text:span><text:span text:style-name="T393">any</text:span><text:span text:style-name="T392"> </text:span><text:span text:style-name="T394">valid re</text:span><text:span text:style-name="T395">construction</text:span><text:span text:style-name="T392"> of </text:span><text:span text:style-name="T393">their</text:span><text:span text:style-name="T392"> direct LCS-stage ancestor</text:span><text:span text:style-name="T393">s</text:span><text:span text:style-name="T392">, </text:span><text:span text:style-name="T393">is the replacement of i‑stem endings with those of the corresponding jo- or j</text:span><text:span text:style-name="T396">ā-stems</text:span><text:span text:style-name="T393">, in nouns whose stems end on labials or the subset of LCS dental consonants which lack palatal counterparts, viz. /d t s z/. </text:span><text:span text:style-name="T394">Evidence </text:span><text:span text:style-name="T397">for</text:span><text:span text:style-name="T394"> such a change is furnished by the </text:span><text:span text:style-name="T398">Old Russian masc gen./acc. form </text:span><text:span text:style-name="T399">татѧ</text:span><text:span text:style-name="T400"> </text:span><text:span text:style-name="T398">from the 1229 Treaty between Smolensk, Riga and Gotland (Version A).</text:span><text:span text:style-name="T401"> </text:span><text:span text:style-name="T400">LCS *tatь is a</text:span><text:span text:style-name="T401"> masc. i-stem noun with genitive *tati, as it still appears in the Codex Suprasliensis translation of John Chrysostom's Homily for Holy Thursday (</text:span><text:span text:style-name="T402">...то кажетъ владꙑкꙑ чловѣколюбь҆ѥ҅· ꙗ҅ко прѣданника раꙁбои҅ника тат</text:span><text:span text:style-name="T403">и</text:span><text:span text:style-name="T402">...</text:span><text:span text:style-name="T401">)</text:span><text:span text:style-name="T400">, but in the dialect underlying the </text:span><text:span text:style-name="T404">1229</text:span><text:span text:style-name="T405"> Treaty</text:span><text:span text:style-name="T400"> the rise of </text:span><text:span text:style-name="T406">phonemically </text:span><text:span text:style-name="T400">palatalised /t'/ </text:span><text:span text:style-name="T406">after the Jer Shift means that the stem (and the nom. sg. </text:span><text:span text:style-name="T407">тать</text:span><text:span text:style-name="T406"> /tat'/) of this noun now end</text:span><text:span text:style-name="T408">s</text:span><text:span text:style-name="T406"> on the same class of "soft" consonants as original jo-stem nouns like *pastyŕь &gt; /pastyr'/, where the original LCS palatal *ŕ has fallen together with secondarily-palatalised /r'/ from plain LCS *r before LCS front-vowels</text:span><text:span text:style-name="T409">, in e.g. the original i-stem *zvěrь &gt; /zvěr'/. This system thus no longer distinguishes between </text:span><text:span text:style-name="T408">descendants of the original</text:span><text:span text:style-name="T409"> LCS palatals and </text:span><text:span text:style-name="T408">the newly </text:span><text:span text:style-name="T409">secondarily-palatalised consonants like /t'/,</text:span><text:span text:style-name="T410"> </text:span><text:span text:style-name="T408">both are now together in the set of 'soft' consonants, opposed to their </text:span><text:span text:style-name="T411">'plain' or </text:span><text:span text:style-name="T408">'hard' counterparts, and so tend towards taking the same set of inflectional endings (in this case those of the original jo-stems)</text:span><text:span text:style-name="T412">. </text:span><text:span text:style-name="T413">Consequently, a word like </text:span><text:span text:style-name="T407">тать</text:span><text:span text:style-name="T413"> has begun to take jo-stem endings, including the Old Russian /a/ reflex of LCS *Ǣ in the gen</text:span><text:span text:style-name="T414">itive/accusative singular.</text:span></text:p>
      <text:p text:style-name="P87"><text:span text:style-name="T412">LCS /Ǣ/</text:span><text:span text:style-name="T415">, though,</text:span><text:span text:style-name="T412"> by definition can only occur after LCS palatal consonants</text:span><text:span text:style-name="T416"> (see </text:span><text:span text:style-name="T417">above</text:span><text:span text:style-name="T416">)</text:span><text:span text:style-name="T412">, so</text:span><text:span text:style-name="T418"> a reconstruction *tatǢ is just nonsensical. In the case of the </text:span><text:span text:style-name="T411">dat. sg.</text:span><text:span text:style-name="T418"> /u/-desinence (</text:span><text:span text:style-name="T411">which isn't</text:span><text:span text:style-name="T418"> attested in our Treaty but it exists in modern Russian</text:span><text:span text:style-name="T419"> татю</text:span><text:span text:style-name="T420">), we don't even have an LCS archiphoneme available to signal a preceding soft-consonant; there's simply no way of getting from LCS *tatu to Russian /tat'u</text:span><text:span text:style-name="T421">/, </text:span><text:span text:style-name="T422">because</text:span><text:span text:style-name="T423"> </text:span><text:span text:style-name="T424">such a form was only made possible by the rise of phonemic /t'/, so </text:span><text:span text:style-name="T425">our ability to index it with our LCS system is gone.</text:span></text:p>
      <text:p text:style-name="P88"/>
      <text:p text:style-name="P88"/>
      <text:p text:style-name="P88"/>
      <text:p text:style-name="P88">//<text:span text:style-name="T426">this is </text:span><text:span text:style-name="T427">just rough unstructured ideas, some of which may already have been incorporated into the text above</text:span></text:p>
      <text:p text:style-name="P88"/>
      <text:p text:style-name="P89">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90"/>
      <text:p text:style-name="P91"><text:span text:style-name="T428">For example, whether or not </text:span><text:span text:style-name="T429">there actually existed at the LCS stage a</text:span><text:span text:style-name="T428"> </text:span><text:span text:style-name="T430">mechanism for deriving </text:span><text:span text:style-name="T428">secondary-imperfective verb</text:span><text:span text:style-name="T430">s like OCS</text:span><text:span text:style-name="T428"> </text:span><text:span text:style-name="T431">разарꙗти</text:span><text:span text:style-name="T432"> </text:span><text:span text:style-name="T433">&lt;*orzaŕǢti</text:span><text:span text:style-name="T434"> from the prefixed </text:span><text:span text:style-name="T435">разорити</text:span><text:span text:style-name="T434"> </text:span><text:span text:style-name="T436">*</text:span><text:span text:style-name="T429">orzoriti is irrelevant, because LCS /</text:span><text:span text:style-name="T433">orzaŕǢti/ does not violate the rule of LCS phonotactics: palatal /ŕ/ can be followed by /Ǣ/ </text:span><text:span text:style-name="T429"><text:s/></text:span><text:span text:style-name="T437">because such a combination exists in the paradigms of wholly securely reconstructable jo-stem nouns, e.g. nt. gen. sg. *moŕǢ</text:span><text:span text:style-name="T438"> (&gt; Pol. morza, OCS </text:span><text:span text:style-name="T439">морꙗ</text:span><text:span text:style-name="T438">, Ru. моря, etc.)</text:span></text:p>
      <text:p text:style-name="P92"/>
      <text:p text:style-name="P93"><text:span text:style-name="T263">In the case of Supr. Gsg. masc. ꙁвѣрѣ, for an original i-stem (звѣри &lt;*zvěri),</text:span><text:span text:style-name="T440">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441">and its stem now </text:span><text:span text:style-name="T440">end</text:span><text:span text:style-name="T441">ed</text:span><text:span text:style-name="T440"> on the same consonant </text:span><text:span text:style-name="T441">/r'/ </text:span><text:span text:style-name="T440">as</text:span><text:span text:style-name="T441"> original ja- and jo-stems ending on LCS *ŕ like </text:span><text:span text:style-name="T442">мор</text:span><text:span text:style-name="T443">҄</text:span><text:span text:style-name="T442">е</text:span><text:span text:style-name="T441"> and </text:span><text:span text:style-name="T442">боурꙗ</text:span><text:span text:style-name="T444">, so it began to be inflected as a jo-stem masculine instead of an i-stem. </text:span></text:p>
      <text:p text:style-name="P94"/>
      <text:p text:style-name="P95"/>
      <text:p text:style-name="P96"><text:soft-page-break/>It should be emphasised that the historical reality of our reconstructions is only of concern at the phonological level<text:span text:style-name="T445">, that is, phonemes and phonotactics; the plausibility of higher-level structures built out of these units, <text:s/></text:span></text:p>
      <text:p text:style-name="P9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6-12T16:09:28.620336857</dc:date>
    <meta:editing-duration>P5DT13H32M4S</meta:editing-duration>
    <meta:editing-cycles>431</meta:editing-cycles>
    <meta:generator>LibreOffice/25.2.3.2$Linux_X86_64 LibreOffice_project/520$Build-2</meta:generator>
    <meta:print-date>2025-06-12T07:51:50.060508444</meta:print-date>
    <meta:printed-by>PDF files</meta:printed-by>
    <meta:document-statistic meta:table-count="2" meta:image-count="0" meta:object-count="0" meta:page-count="9" meta:paragraph-count="97" meta:word-count="5321" meta:character-count="33468" meta:non-whitespace-character-count="28108"/>
  </office:meta>
</office:document-meta>
</file>